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orndale AMT1" svg:font-family="'Thorndale AMT', 'Times New Roman'"/>
    <style:font-face style:name="Cumberland AMT" svg:font-family="'Cumberland AMT', 'Courier New'" style:font-family-generic="modern" style:font-pitch="fixed"/>
    <style:font-face style:name="Cumberland AMT1" svg:font-family="'Cumberland AMT', Cumberland, 'Courier New', 'Nimbus Mono L', 'DejaVu Sans Mono', Courier, 'Lucida Sans Typewriter', 'Lucida Typewriter', Monaco, Monospaced" style:font-family-generic="modern" style:font-pitch="fixed"/>
    <style:font-face style:name="Albany AMT2" svg:font-family="'Albany AMT', Arial" style:font-pitch="variable"/>
    <style:font-face style:name="Thorndale AMT" svg:font-family="'Thorndale AMT', 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lbany AMT1" svg:font-family="'Albany AMT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ro4" style:family="table-row">
      <style:table-row-properties style:row-height="0.4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6.80000019073486pt" style:language-asian="fr" style:country-asian="FR" style:font-style-asian="normal" style:font-weight-asian="normal" style:font-name-complex="Cumberland AMT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6.80000019073486pt" style:language-asian="fr" style:country-asian="FR" style:font-style-asian="normal" style:font-weight-asian="normal" style:font-name-complex="Cumberland AMT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Cumberland AMT" fo:font-size="10pt" fo:language="fr" fo:country="FR" fo:text-shadow="none" style:text-underline-style="none" style:text-underline-mode="continuous" style:text-overline-mode="continuous" style:text-line-through-mode="continuous" style:font-name-asian="Cumberland AMT" style:font-size-asian="6.80000019073486pt" style:language-asian="fr" style:country-asian="FR" style:font-style-asian="normal" style:font-weight-asian="normal" style:font-name-complex="Cumberland AMT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horndale AM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lbany AMT2" style:font-size-asian="6.80000019073486pt" style:language-asian="fr" style:country-asian="FR" style:font-style-asian="normal" style:font-weight-asian="normal" style:font-name-complex="Albany AMT2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6.80000019073486pt" style:language-asian="fr" style:country-asian="FR" style:font-style-asian="normal" style:font-weight-asian="normal" style:font-name-complex="Cumberland AMT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6.80000019073486pt" style:language-asian="fr" style:country-asian="FR" style:font-style-asian="normal" style:font-weight-asian="normal" style:font-name-complex="Cumberland AMT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Thorndale AMT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horndale AMT1" style:font-size-asian="6.80000019073486pt" style:language-asian="fr" style:country-asian="FR" style:font-style-asian="normal" style:font-weight-asian="normal" style:font-name-complex="Thorndale AMT1" style:font-size-complex="5.65000009536743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horndale AMT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horndale AMT1" style:font-size-asian="6.80000019073486pt" style:language-asian="fr" style:country-asian="FR" style:font-style-asian="normal" style:font-weight-asian="normal" style:font-name-complex="Thorndale AMT1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6.80000019073486pt" style:language-asian="fr" style:country-asian="FR" style:font-style-asian="normal" style:font-weight-asian="normal" style:font-name-complex="Cumberland AMT" style:font-size-complex="5.65000009536743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horndale AMT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horndale AMT1" style:font-size-asian="6.80000019073486pt" style:language-asian="fr" style:country-asian="FR" style:font-style-asian="normal" style:font-weight-asian="normal" style:font-name-complex="Thorndale AMT1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Thorndale AMT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horndale AMT1" style:font-size-asian="6.80000019073486pt" style:language-asian="fr" style:country-asian="FR" style:font-style-asian="normal" style:font-weight-asian="normal" style:font-name-complex="Thorndale AMT1" style:font-size-complex="5.65000009536743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Thorndale AM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lbany AMT2" style:font-size-asian="6.80000019073486pt" style:language-asian="fr" style:country-asian="FR" style:font-style-asian="normal" style:font-weight-asian="normal" style:font-name-complex="Albany AMT2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table:table-column table:style-name="co1" table:number-columns-repeated="8" table:default-cell-style-name="Default"/>
        <table:table-column table:style-name="co1" table:default-cell-style-name="ce1"/>
        <table:table-row table:style-name="ro1" table:number-rows-repeated="4">
          <table:table-cell table:number-columns-repeated="8"/>
          <table:table-cell table:style-name="Default"/>
        </table:table-row>
        <table:table-row table:style-name="ro1" table:number-rows-repeated="10">
          <table:table-cell table:number-columns-repeated="9"/>
        </table:table-row>
        <table:table-row table:style-name="ro1" table:number-rows-repeated="6">
          <table:table-cell table:number-columns-repeated="8"/>
          <table:table-cell table:style-name="Default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mp-prop" table:style-name="ta1" table:print="false"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38" table:default-cell-style-name="Default"/>
        <table:table-row table:style-name="ro2">
          <table:table-cell table:formula="of:=INT(1000*RAND())" office:value-type="float" office:value="205">
            <text:p>205</text:p>
          </table:table-cell>
          <table:table-cell table:style-name="ce2" table:formula="of:=INT(1000*RAND())" office:value-type="float" office:value="229">
            <text:p>229</text:p>
          </table:table-cell>
          <table:table-cell table:style-name="ce2" table:formula="of:=INT((0.5+3*alea())*[.A1])" office:value-type="float" office:value="0">
            <text:p>#NOM ?</text:p>
          </table:table-cell>
          <table:table-cell table:style-name="ce2" table:formula="of:=INT((0.5+3*alea())*[.B1])" office:value-type="float" office:value="0">
            <text:p>#NOM ?</text:p>
          </table:table-cell>
          <table:table-cell table:number-columns-repeated="42"/>
        </table:table-row>
        <table:table-row table:style-name="ro2">
          <table:table-cell office:value-type="string">
            <text:p>xa</text:p>
          </table:table-cell>
          <table:table-cell office:value-type="string">
            <text:p>xb</text:p>
          </table:table-cell>
          <table:table-cell office:value-type="string">
            <text:p>sa</text:p>
          </table:table-cell>
          <table:table-cell table:style-name="ce1" office:value-type="string">
            <text:p>sb</text:p>
          </table:table-cell>
          <table:table-cell table:number-columns-repeated="42"/>
        </table:table-row>
        <table:table-row table:style-name="ro2">
          <table:table-cell office:value-type="string">
            <text:p>0.38</text:p>
          </table:table-cell>
          <table:table-cell table:style-name="ce2" office:value-type="string">
            <text:p>0.74</text:p>
          </table:table-cell>
          <table:table-cell table:style-name="ce2" table:number-columns-repeated="2"/>
          <table:table-cell table:formula="of:=&quot;La proportion des hommes qui achetent par catalogue est de &quot;&amp;[.A3]&amp;&quot; et celle des femmes est de &quot;&amp;[.B3]&amp;&quot; . quelle est la probabilité que la proportion des femmes soit differente de celle des hommes&quot;" office:value-type="string" office:string-value="La proportion des hommes qui achetent par catalogue est de 0.38 et celle des femmes est de 0.74 . quelle est la probabilité que la proportion des femmes soit differente de celle des hommes">
            <text:p>La proportion des hommes qui achetent par catalogue est de 0.38 et celle des femmes est de 0.74 . quelle est la probabilité que la proportion des femmes soit differente de celle des hommes</text:p>
          </table:table-cell>
          <table:table-cell table:formula="of:=&quot;xa=&quot;&amp;[.A3]&amp;&quot;;xb=&quot;&amp;[.B3]&amp;&quot;;n=table(V44);pnorm(abs(xa-xb)/sqrt(sa*sa/n[1]+sb*sb/n[2]))&quot;" office:value-type="string" office:string-value="xa=0.38;xb=0.74;n=table(V44);pnorm(abs(xa-xb)/sqrt(sa*sa/n[1]+sb*sb/n[2]))">
            <text:p>xa=0.38;xb=0.74;n=table(V44);pnorm(abs(xa-xb)/sqrt(sa*sa/n[1]+sb*sb/n[2]))</text:p>
          </table:table-cell>
          <table:table-cell office:value-type="string">
            <text:p>12.24472</text:p>
          </table:table-cell>
          <table:table-cell table:formula="of:=[.E3]&amp;&quot; {#&quot;&amp;[.G3]&amp;&quot;:0.001} //&quot;&amp;[.F3]" office:value-type="string" office:string-value="La proportion des hommes qui achetent par catalogue est de 0.38 et celle des femmes est de 0.74 . quelle est la probabilité que la proportion des femmes soit differente de celle des hommes {#12.24472:0.001} //xa=0.38;xb=0.74;n=table(V44);pnorm(abs(xa-xb)/sqrt(sa*sa/n[1]+sb*sb/n[2]))">
            <text:p>La proportion des hommes qui achetent par catalogue est de 0.38 et celle des femmes est de 0.74 . quelle est la probabilité que la proportion des femmes soit differente de celle des hommes {#12.24472:0.001} //xa=0.38;xb=0.74;n=table(V44);pnorm(abs(xa-xb)/sqrt(sa*sa/n[1]+sb*sb/n[2]))</text:p>
          </table:table-cell>
          <table:table-cell table:number-columns-repeated="38"/>
        </table:table-row>
        <table:table-row table:style-name="ro3">
          <table:table-cell office:value-type="string">
            <text:p>0.22</text:p>
          </table:table-cell>
          <table:table-cell table:style-name="ce2" office:value-type="string">
            <text:p>0.42</text:p>
          </table:table-cell>
          <table:table-cell table:style-name="ce2" table:number-columns-repeated="2"/>
          <table:table-cell table:formula="of:=&quot;La proportion des hommes qui achetent par catalogue est de &quot;&amp;[.A4]&amp;&quot; et celle des femmes est de &quot;&amp;[.B4]&amp;&quot; . quelle est la probabilité que la proportion des femmes soit differente de celle des hommes&quot;" office:value-type="string" office:string-value="La proportion des hommes qui achetent par catalogue est de 0.22 et celle des femmes est de 0.42 . quelle est la probabilité que la proportion des femmes soit differente de celle des hommes">
            <text:p>La proportion des hommes qui achetent par catalogue est de 0.22 et celle des femmes est de 0.42 . quelle est la probabilité que la proportion des femmes soit differente de celle des hommes</text:p>
          </table:table-cell>
          <table:table-cell table:formula="of:=&quot;xa=&quot;&amp;[.A4]&amp;&quot;;xb=&quot;&amp;[.B4]&amp;&quot;;n=table(V44);pnorm(abs(xa-xb)/sqrt(sa*sa/n[1]+sb*sb/n[2]))&quot;" office:value-type="string" office:string-value="xa=0.22;xb=0.42;n=table(V44);pnorm(abs(xa-xb)/sqrt(sa*sa/n[1]+sb*sb/n[2]))">
            <text:p>xa=0.22;xb=0.42;n=table(V44);pnorm(abs(xa-xb)/sqrt(sa*sa/n[1]+sb*sb/n[2]))</text:p>
          </table:table-cell>
          <table:table-cell table:style-name="ce4" office:value-type="string">
            <text:p>6.199504 </text:p>
          </table:table-cell>
          <table:table-cell table:formula="of:=[.E4]&amp;&quot; {#&quot;&amp;[.G4]&amp;&quot;:0.001} //&quot;&amp;[.F4]" office:value-type="string" office:string-value="La proportion des hommes qui achetent par catalogue est de 0.22 et celle des femmes est de 0.42 . quelle est la probabilité que la proportion des femmes soit differente de celle des hommes {#6.199504 :0.001} //xa=0.22;xb=0.42;n=table(V44);pnorm(abs(xa-xb)/sqrt(sa*sa/n[1]+sb*sb/n[2]))">
            <text:p>La proportion des hommes qui achetent par catalogue est de 0.22 et celle des femmes est de 0.42 . quelle est la probabilité que la proportion des femmes soit differente de celle des hommes {#6.199504 :0.001} //xa=0.22;xb=0.42;n=table(V44);pnorm(abs(xa-xb)/sqrt(sa*sa/n[1]+sb*sb/n[2]))</text:p>
          </table:table-cell>
          <table:table-cell table:style-name="ce5" table:number-columns-repeated="37"/>
          <table:table-cell table:style-name="ce6"/>
        </table:table-row>
        <table:table-row table:style-name="ro3">
          <table:table-cell office:value-type="string">
            <text:p>0.04</text:p>
          </table:table-cell>
          <table:table-cell table:style-name="ce2" office:value-type="string">
            <text:p>0.25</text:p>
          </table:table-cell>
          <table:table-cell table:style-name="ce2" table:number-columns-repeated="2"/>
          <table:table-cell table:formula="of:=&quot;La proportion des hommes qui achetent par catalogue est de &quot;&amp;[.A5]&amp;&quot; et celle des femmes est de &quot;&amp;[.B5]&amp;&quot; . quelle est la probabilité que la proportion des femmes soit differente de celle des hommes&quot;" office:value-type="string" office:string-value="La proportion des hommes qui achetent par catalogue est de 0.04 et celle des femmes est de 0.25 . quelle est la probabilité que la proportion des femmes soit differente de celle des hommes">
            <text:p>La proportion des hommes qui achetent par catalogue est de 0.04 et celle des femmes est de 0.25 . quelle est la probabilité que la proportion des femmes soit differente de celle des hommes</text:p>
          </table:table-cell>
          <table:table-cell table:formula="of:=&quot;xa=&quot;&amp;[.A5]&amp;&quot;;xb=&quot;&amp;[.B5]&amp;&quot;;n=table(V44);pnorm(abs(xa-xb)/sqrt(sa*sa/n[1]+sb*sb/n[2]))&quot;" office:value-type="string" office:string-value="xa=0.04;xb=0.25;n=table(V44);pnorm(abs(xa-xb)/sqrt(sa*sa/n[1]+sb*sb/n[2]))">
            <text:p>xa=0.04;xb=0.25;n=table(V44);pnorm(abs(xa-xb)/sqrt(sa*sa/n[1]+sb*sb/n[2]))</text:p>
          </table:table-cell>
          <table:table-cell table:style-name="ce4" office:value-type="string">
            <text:p>11.32359 </text:p>
          </table:table-cell>
          <table:table-cell table:formula="of:=[.E5]&amp;&quot; {#&quot;&amp;[.G5]&amp;&quot;:0.001} //&quot;&amp;[.F5]" office:value-type="string" office:string-value="La proportion des hommes qui achetent par catalogue est de 0.04 et celle des femmes est de 0.25 . quelle est la probabilité que la proportion des femmes soit differente de celle des hommes {#11.32359 :0.001} //xa=0.04;xb=0.25;n=table(V44);pnorm(abs(xa-xb)/sqrt(sa*sa/n[1]+sb*sb/n[2]))">
            <text:p>La proportion des hommes qui achetent par catalogue est de 0.04 et celle des femmes est de 0.25 . quelle est la probabilité que la proportion des femmes soit differente de celle des hommes {#11.32359 :0.001} //xa=0.04;xb=0.25;n=table(V44);pnorm(abs(xa-xb)/sqrt(sa*sa/n[1]+sb*sb/n[2]))</text:p>
          </table:table-cell>
          <table:table-cell table:number-columns-repeated="38"/>
        </table:table-row>
        <table:table-row table:style-name="ro3">
          <table:table-cell office:value-type="string">
            <text:p>0.96</text:p>
          </table:table-cell>
          <table:table-cell table:style-name="ce2" office:value-type="string">
            <text:p>0.29</text:p>
          </table:table-cell>
          <table:table-cell table:style-name="ce2" table:number-columns-repeated="2"/>
          <table:table-cell table:formula="of:=&quot;La proportion des hommes qui achetent par catalogue est de &quot;&amp;[.A6]&amp;&quot; et celle des femmes est de &quot;&amp;[.B6]&amp;&quot; . quelle est la probabilité que la proportion des femmes soit differente de celle des hommes&quot;" office:value-type="string" office:string-value="La proportion des hommes qui achetent par catalogue est de 0.96 et celle des femmes est de 0.29 . quelle est la probabilité que la proportion des femmes soit differente de celle des hommes">
            <text:p>La proportion des hommes qui achetent par catalogue est de 0.96 et celle des femmes est de 0.29 . quelle est la probabilité que la proportion des femmes soit differente de celle des hommes</text:p>
          </table:table-cell>
          <table:table-cell table:formula="of:=&quot;xa=&quot;&amp;[.A6]&amp;&quot;;xb=&quot;&amp;[.B6]&amp;&quot;;n=table(V44);pnorm(abs(xa-xb)/sqrt(sa*sa/n[1]+sb*sb/n[2]))&quot;" office:value-type="string" office:string-value="xa=0.96;xb=0.29;n=table(V44);pnorm(abs(xa-xb)/sqrt(sa*sa/n[1]+sb*sb/n[2]))">
            <text:p>xa=0.96;xb=0.29;n=table(V44);pnorm(abs(xa-xb)/sqrt(sa*sa/n[1]+sb*sb/n[2]))</text:p>
          </table:table-cell>
          <table:table-cell table:style-name="ce4" office:value-type="string">
            <text:p>14.88093 </text:p>
          </table:table-cell>
          <table:table-cell table:formula="of:=[.E6]&amp;&quot; {#&quot;&amp;[.G6]&amp;&quot;:0.001} //&quot;&amp;[.F6]" office:value-type="string" office:string-value="La proportion des hommes qui achetent par catalogue est de 0.96 et celle des femmes est de 0.29 . quelle est la probabilité que la proportion des femmes soit differente de celle des hommes {#14.88093 :0.001} //xa=0.96;xb=0.29;n=table(V44);pnorm(abs(xa-xb)/sqrt(sa*sa/n[1]+sb*sb/n[2]))">
            <text:p>La proportion des hommes qui achetent par catalogue est de 0.96 et celle des femmes est de 0.29 . quelle est la probabilité que la proportion des femmes soit differente de celle des hommes {#14.88093 :0.001} //xa=0.96;xb=0.29;n=table(V44);pnorm(abs(xa-xb)/sqrt(sa*sa/n[1]+sb*sb/n[2]))</text:p>
          </table:table-cell>
          <table:table-cell table:number-columns-repeated="38"/>
        </table:table-row>
        <table:table-row table:style-name="ro3">
          <table:table-cell office:value-type="string">
            <text:p>0.42</text:p>
          </table:table-cell>
          <table:table-cell table:style-name="ce2" office:value-type="string">
            <text:p>0.76</text:p>
          </table:table-cell>
          <table:table-cell table:style-name="ce2" table:number-columns-repeated="2"/>
          <table:table-cell table:formula="of:=&quot;La proportion des hommes qui achetent par catalogue est de &quot;&amp;[.A7]&amp;&quot; et celle des femmes est de &quot;&amp;[.B7]&amp;&quot; . quelle est la probabilité que la proportion des femmes soit differente de celle des hommes&quot;" office:value-type="string" office:string-value="La proportion des hommes qui achetent par catalogue est de 0.42 et celle des femmes est de 0.76 . quelle est la probabilité que la proportion des femmes soit differente de celle des hommes">
            <text:p>La proportion des hommes qui achetent par catalogue est de 0.42 et celle des femmes est de 0.76 . quelle est la probabilité que la proportion des femmes soit differente de celle des hommes</text:p>
          </table:table-cell>
          <table:table-cell table:formula="of:=&quot;xa=&quot;&amp;[.A7]&amp;&quot;;xb=&quot;&amp;[.B7]&amp;&quot;;n=table(V44);pnorm(abs(xa-xb)/sqrt(sa*sa/n[1]+sb*sb/n[2]))&quot;" office:value-type="string" office:string-value="xa=0.42;xb=0.76;n=table(V44);pnorm(abs(xa-xb)/sqrt(sa*sa/n[1]+sb*sb/n[2]))">
            <text:p>xa=0.42;xb=0.76;n=table(V44);pnorm(abs(xa-xb)/sqrt(sa*sa/n[1]+sb*sb/n[2]))</text:p>
          </table:table-cell>
          <table:table-cell table:style-name="ce4" office:value-type="string">
            <text:p>0.3131946 </text:p>
          </table:table-cell>
          <table:table-cell table:formula="of:=[.E7]&amp;&quot; {#&quot;&amp;[.G7]&amp;&quot;:0.001} //&quot;&amp;[.F7]" office:value-type="string" office:string-value="La proportion des hommes qui achetent par catalogue est de 0.42 et celle des femmes est de 0.76 . quelle est la probabilité que la proportion des femmes soit differente de celle des hommes {#0.3131946 :0.001} //xa=0.42;xb=0.76;n=table(V44);pnorm(abs(xa-xb)/sqrt(sa*sa/n[1]+sb*sb/n[2]))">
            <text:p>La proportion des hommes qui achetent par catalogue est de 0.42 et celle des femmes est de 0.76 . quelle est la probabilité que la proportion des femmes soit differente de celle des hommes {#0.3131946 :0.001} //xa=0.42;xb=0.76;n=table(V44);pnorm(abs(xa-xb)/sqrt(sa*sa/n[1]+sb*sb/n[2]))</text:p>
          </table:table-cell>
          <table:table-cell table:number-columns-repeated="38"/>
        </table:table-row>
        <table:table-row table:style-name="ro3">
          <table:table-cell office:value-type="string">
            <text:p>0.39</text:p>
          </table:table-cell>
          <table:table-cell table:style-name="ce2" office:value-type="string">
            <text:p>0.48</text:p>
          </table:table-cell>
          <table:table-cell table:style-name="ce2" table:number-columns-repeated="2"/>
          <table:table-cell table:formula="of:=&quot;La proportion des hommes qui achetent par catalogue est de &quot;&amp;[.A8]&amp;&quot; et celle des femmes est de &quot;&amp;[.B8]&amp;&quot; . quelle est la probabilité que la proportion des femmes soit differente de celle des hommes&quot;" office:value-type="string" office:string-value="La proportion des hommes qui achetent par catalogue est de 0.39 et celle des femmes est de 0.48 . quelle est la probabilité que la proportion des femmes soit differente de celle des hommes">
            <text:p>La proportion des hommes qui achetent par catalogue est de 0.39 et celle des femmes est de 0.48 . quelle est la probabilité que la proportion des femmes soit differente de celle des hommes</text:p>
          </table:table-cell>
          <table:table-cell table:formula="of:=&quot;xa=&quot;&amp;[.A8]&amp;&quot;;xb=&quot;&amp;[.B8]&amp;&quot;;n=table(V44);pnorm(abs(xa-xb)/sqrt(sa*sa/n[1]+sb*sb/n[2]))&quot;" office:value-type="string" office:string-value="xa=0.39;xb=0.48;n=table(V44);pnorm(abs(xa-xb)/sqrt(sa*sa/n[1]+sb*sb/n[2]))">
            <text:p>xa=0.39;xb=0.48;n=table(V44);pnorm(abs(xa-xb)/sqrt(sa*sa/n[1]+sb*sb/n[2]))</text:p>
          </table:table-cell>
          <table:table-cell table:style-name="ce4" office:value-type="string">
            <text:p>6.471202 </text:p>
          </table:table-cell>
          <table:table-cell table:formula="of:=[.E8]&amp;&quot; {#&quot;&amp;[.G8]&amp;&quot;:0.001} //&quot;&amp;[.F8]" office:value-type="string" office:string-value="La proportion des hommes qui achetent par catalogue est de 0.39 et celle des femmes est de 0.48 . quelle est la probabilité que la proportion des femmes soit differente de celle des hommes {#6.471202 :0.001} //xa=0.39;xb=0.48;n=table(V44);pnorm(abs(xa-xb)/sqrt(sa*sa/n[1]+sb*sb/n[2]))">
            <text:p>La proportion des hommes qui achetent par catalogue est de 0.39 et celle des femmes est de 0.48 . quelle est la probabilité que la proportion des femmes soit differente de celle des hommes {#6.471202 :0.001} //xa=0.39;xb=0.48;n=table(V44);pnorm(abs(xa-xb)/sqrt(sa*sa/n[1]+sb*sb/n[2]))</text:p>
          </table:table-cell>
          <table:table-cell table:number-columns-repeated="38"/>
        </table:table-row>
        <table:table-row table:style-name="ro3">
          <table:table-cell office:value-type="string">
            <text:p>0.75</text:p>
          </table:table-cell>
          <table:table-cell table:style-name="ce2" office:value-type="string">
            <text:p>0.03</text:p>
          </table:table-cell>
          <table:table-cell table:style-name="ce2" table:number-columns-repeated="2"/>
          <table:table-cell table:formula="of:=&quot;La proportion des hommes qui achetent par catalogue est de &quot;&amp;[.A9]&amp;&quot; et celle des femmes est de &quot;&amp;[.B9]&amp;&quot; . quelle est la probabilité que la proportion des femmes soit differente de celle des hommes&quot;" office:value-type="string" office:string-value="La proportion des hommes qui achetent par catalogue est de 0.75 et celle des femmes est de 0.03 . quelle est la probabilité que la proportion des femmes soit differente de celle des hommes">
            <text:p>La proportion des hommes qui achetent par catalogue est de 0.75 et celle des femmes est de 0.03 . quelle est la probabilité que la proportion des femmes soit differente de celle des hommes</text:p>
          </table:table-cell>
          <table:table-cell table:formula="of:=&quot;xa=&quot;&amp;[.A9]&amp;&quot;;xb=&quot;&amp;[.B9]&amp;&quot;;n=table(V44);pnorm(abs(xa-xb)/sqrt(sa*sa/n[1]+sb*sb/n[2]))&quot;" office:value-type="string" office:string-value="xa=0.75;xb=0.03;n=table(V44);pnorm(abs(xa-xb)/sqrt(sa*sa/n[1]+sb*sb/n[2]))">
            <text:p>xa=0.75;xb=0.03;n=table(V44);pnorm(abs(xa-xb)/sqrt(sa*sa/n[1]+sb*sb/n[2]))</text:p>
          </table:table-cell>
          <table:table-cell table:style-name="ce4" office:value-type="string">
            <text:p>18.69029 </text:p>
          </table:table-cell>
          <table:table-cell table:formula="of:=[.E9]&amp;&quot; {#&quot;&amp;[.G9]&amp;&quot;:0.001} //&quot;&amp;[.F9]" office:value-type="string" office:string-value="La proportion des hommes qui achetent par catalogue est de 0.75 et celle des femmes est de 0.03 . quelle est la probabilité que la proportion des femmes soit differente de celle des hommes {#18.69029 :0.001} //xa=0.75;xb=0.03;n=table(V44);pnorm(abs(xa-xb)/sqrt(sa*sa/n[1]+sb*sb/n[2]))">
            <text:p>La proportion des hommes qui achetent par catalogue est de 0.75 et celle des femmes est de 0.03 . quelle est la probabilité que la proportion des femmes soit differente de celle des hommes {#18.69029 :0.001} //xa=0.75;xb=0.03;n=table(V44);pnorm(abs(xa-xb)/sqrt(sa*sa/n[1]+sb*sb/n[2]))</text:p>
          </table:table-cell>
          <table:table-cell table:number-columns-repeated="38"/>
        </table:table-row>
        <table:table-row table:style-name="ro3">
          <table:table-cell office:value-type="string">
            <text:p>0.2</text:p>
          </table:table-cell>
          <table:table-cell table:style-name="ce2" office:value-type="string">
            <text:p>0.53</text:p>
          </table:table-cell>
          <table:table-cell table:style-name="ce2" table:number-columns-repeated="2"/>
          <table:table-cell table:formula="of:=&quot;La proportion des hommes qui achetent par catalogue est de &quot;&amp;[.A10]&amp;&quot; et celle des femmes est de &quot;&amp;[.B10]&amp;&quot; . quelle est la probabilité que la proportion des femmes soit differente de celle des hommes&quot;" office:value-type="string" office:string-value="La proportion des hommes qui achetent par catalogue est de 0.2 et celle des femmes est de 0.53 . quelle est la probabilité que la proportion des femmes soit differente de celle des hommes">
            <text:p>La proportion des hommes qui achetent par catalogue est de 0.2 et celle des femmes est de 0.53 . quelle est la probabilité que la proportion des femmes soit differente de celle des hommes</text:p>
          </table:table-cell>
          <table:table-cell table:formula="of:=&quot;xa=&quot;&amp;[.A10]&amp;&quot;;xb=&quot;&amp;[.B10]&amp;&quot;;n=table(V44);pnorm(abs(xa-xb)/sqrt(sa*sa/n[1]+sb*sb/n[2]))&quot;" office:value-type="string" office:string-value="xa=0.2;xb=0.53;n=table(V44);pnorm(abs(xa-xb)/sqrt(sa*sa/n[1]+sb*sb/n[2]))">
            <text:p>xa=0.2;xb=0.53;n=table(V44);pnorm(abs(xa-xb)/sqrt(sa*sa/n[1]+sb*sb/n[2]))</text:p>
          </table:table-cell>
          <table:table-cell table:style-name="ce4" office:value-type="string">
            <text:p>11.90253 </text:p>
          </table:table-cell>
          <table:table-cell table:formula="of:=[.E10]&amp;&quot; {#&quot;&amp;[.G10]&amp;&quot;:0.001} //&quot;&amp;[.F10]" office:value-type="string" office:string-value="La proportion des hommes qui achetent par catalogue est de 0.2 et celle des femmes est de 0.53 . quelle est la probabilité que la proportion des femmes soit differente de celle des hommes {#11.90253 :0.001} //xa=0.2;xb=0.53;n=table(V44);pnorm(abs(xa-xb)/sqrt(sa*sa/n[1]+sb*sb/n[2]))">
            <text:p>La proportion des hommes qui achetent par catalogue est de 0.2 et celle des femmes est de 0.53 . quelle est la probabilité que la proportion des femmes soit differente de celle des hommes {#11.90253 :0.001} //xa=0.2;xb=0.53;n=table(V44);pnorm(abs(xa-xb)/sqrt(sa*sa/n[1]+sb*sb/n[2]))</text:p>
          </table:table-cell>
          <table:table-cell table:number-columns-repeated="38"/>
        </table:table-row>
        <table:table-row table:style-name="ro3">
          <table:table-cell office:value-type="string">
            <text:p>0.47</text:p>
          </table:table-cell>
          <table:table-cell table:style-name="ce2" office:value-type="string">
            <text:p>0.22</text:p>
          </table:table-cell>
          <table:table-cell table:style-name="ce2" table:number-columns-repeated="2"/>
          <table:table-cell table:formula="of:=&quot;La proportion des hommes qui achetent par catalogue est de &quot;&amp;[.A11]&amp;&quot; et celle des femmes est de &quot;&amp;[.B11]&amp;&quot; . quelle est la probabilité que la proportion des femmes soit differente de celle des hommes&quot;" office:value-type="string" office:string-value="La proportion des hommes qui achetent par catalogue est de 0.47 et celle des femmes est de 0.22 . quelle est la probabilité que la proportion des femmes soit differente de celle des hommes">
            <text:p>La proportion des hommes qui achetent par catalogue est de 0.47 et celle des femmes est de 0.22 . quelle est la probabilité que la proportion des femmes soit differente de celle des hommes</text:p>
          </table:table-cell>
          <table:table-cell table:formula="of:=&quot;xa=&quot;&amp;[.A11]&amp;&quot;;xb=&quot;&amp;[.B11]&amp;&quot;;n=table(V44);pnorm(abs(xa-xb)/sqrt(sa*sa/n[1]+sb*sb/n[2]))&quot;" office:value-type="string" office:string-value="xa=0.47;xb=0.22;n=table(V44);pnorm(abs(xa-xb)/sqrt(sa*sa/n[1]+sb*sb/n[2]))">
            <text:p>xa=0.47;xb=0.22;n=table(V44);pnorm(abs(xa-xb)/sqrt(sa*sa/n[1]+sb*sb/n[2]))</text:p>
          </table:table-cell>
          <table:table-cell table:style-name="ce4" office:value-type="string">
            <text:p>26.14158 </text:p>
          </table:table-cell>
          <table:table-cell table:formula="of:=[.E11]&amp;&quot; {#&quot;&amp;[.G11]&amp;&quot;:0.001} //&quot;&amp;[.F11]" office:value-type="string" office:string-value="La proportion des hommes qui achetent par catalogue est de 0.47 et celle des femmes est de 0.22 . quelle est la probabilité que la proportion des femmes soit differente de celle des hommes {#26.14158 :0.001} //xa=0.47;xb=0.22;n=table(V44);pnorm(abs(xa-xb)/sqrt(sa*sa/n[1]+sb*sb/n[2]))">
            <text:p>La proportion des hommes qui achetent par catalogue est de 0.47 et celle des femmes est de 0.22 . quelle est la probabilité que la proportion des femmes soit differente de celle des hommes {#26.14158 :0.001} //xa=0.47;xb=0.22;n=table(V44);pnorm(abs(xa-xb)/sqrt(sa*sa/n[1]+sb*sb/n[2]))</text:p>
          </table:table-cell>
          <table:table-cell table:number-columns-repeated="38"/>
        </table:table-row>
        <table:table-row table:style-name="ro3">
          <table:table-cell office:value-type="string">
            <text:p>0.65</text:p>
          </table:table-cell>
          <table:table-cell table:style-name="ce2" office:value-type="string">
            <text:p>0.41</text:p>
          </table:table-cell>
          <table:table-cell table:style-name="ce2" table:number-columns-repeated="2"/>
          <table:table-cell table:formula="of:=&quot;La proportion des hommes qui achetent par catalogue est de &quot;&amp;[.A12]&amp;&quot; et celle des femmes est de &quot;&amp;[.B12]&amp;&quot; . quelle est la probabilité que la proportion des femmes soit differente de celle des hommes&quot;" office:value-type="string" office:string-value="La proportion des hommes qui achetent par catalogue est de 0.65 et celle des femmes est de 0.41 . quelle est la probabilité que la proportion des femmes soit differente de celle des hommes">
            <text:p>La proportion des hommes qui achetent par catalogue est de 0.65 et celle des femmes est de 0.41 . quelle est la probabilité que la proportion des femmes soit differente de celle des hommes</text:p>
          </table:table-cell>
          <table:table-cell table:formula="of:=&quot;xa=&quot;&amp;[.A12]&amp;&quot;;xb=&quot;&amp;[.B12]&amp;&quot;;n=table(V44);pnorm(abs(xa-xb)/sqrt(sa*sa/n[1]+sb*sb/n[2]))&quot;" office:value-type="string" office:string-value="xa=0.65;xb=0.41;n=table(V44);pnorm(abs(xa-xb)/sqrt(sa*sa/n[1]+sb*sb/n[2]))">
            <text:p>xa=0.65;xb=0.41;n=table(V44);pnorm(abs(xa-xb)/sqrt(sa*sa/n[1]+sb*sb/n[2]))</text:p>
          </table:table-cell>
          <table:table-cell table:style-name="ce4" office:value-type="string">
            <text:p>7.979495</text:p>
          </table:table-cell>
          <table:table-cell table:formula="of:=[.E12]&amp;&quot; {#&quot;&amp;[.G12]&amp;&quot;:0.001} //&quot;&amp;[.F12]" office:value-type="string" office:string-value="La proportion des hommes qui achetent par catalogue est de 0.65 et celle des femmes est de 0.41 . quelle est la probabilité que la proportion des femmes soit differente de celle des hommes {#7.979495:0.001} //xa=0.65;xb=0.41;n=table(V44);pnorm(abs(xa-xb)/sqrt(sa*sa/n[1]+sb*sb/n[2]))">
            <text:p>La proportion des hommes qui achetent par catalogue est de 0.65 et celle des femmes est de 0.41 . quelle est la probabilité que la proportion des femmes soit differente de celle des hommes {#7.979495:0.001} //xa=0.65;xb=0.41;n=table(V44);pnorm(abs(xa-xb)/sqrt(sa*sa/n[1]+sb*sb/n[2]))</text:p>
          </table:table-cell>
          <table:table-cell table:number-columns-repeated="38"/>
        </table:table-row>
        <table:table-row table:style-name="ro1" table:number-rows-repeated="2">
          <table:table-cell table:number-columns-repeated="46"/>
        </table:table-row>
        <table:table-row table:style-name="ro2">
          <table:table-cell table:formula="of:=INT(100*RAND())/100" office:value-type="float" office:value="0.58">
            <text:p>0.58</text:p>
          </table:table-cell>
          <table:table-cell table:style-name="ce2" table:formula="of:=INT(100*RAND())/100" office:value-type="float" office:value="0.05">
            <text:p>0.05</text:p>
          </table:table-cell>
          <table:table-cell table:style-name="ce2" table:formula="of:=INT((0.5+3*alea())*[.A15])" office:value-type="float" office:value="0">
            <text:p>#NOM ?</text:p>
          </table:table-cell>
          <table:table-cell table:style-name="ce2" table:formula="of:=INT((0.5+3*alea())*[.B15])" office:value-type="float" office:value="0">
            <text:p>#NOM ?</text:p>
          </table:table-cell>
          <table:table-cell/>
          <table:table-cell table:formula="of:=[.F18]-[.F17]-[.F16]" office:value-type="float" office:value="24">
            <text:p>24</text:p>
          </table:table-cell>
          <table:table-cell table:formula="of:=[.H15]-[.F15]" office:value-type="float" office:value="19">
            <text:p>19</text:p>
          </table:table-cell>
          <table:table-cell office:value-type="float" office:value="43">
            <text:p>43</text:p>
          </table:table-cell>
          <table:table-cell table:number-columns-repeated="38"/>
        </table:table-row>
        <table:table-row table:style-name="ro2">
          <table:table-cell table:formula="of:=INT(100*RAND())/100" office:value-type="float" office:value="0.23">
            <text:p>0.23</text:p>
          </table:table-cell>
          <table:table-cell table:style-name="ce2" table:formula="of:=INT(100*RAND())/100" office:value-type="float" office:value="0.05">
            <text:p>0.05</text:p>
          </table:table-cell>
          <table:table-cell table:style-name="ce2" table:formula="of:=INT((0.5+3*alea())*[.A16])" office:value-type="float" office:value="0">
            <text:p>#NOM ?</text:p>
          </table:table-cell>
          <table:table-cell table:style-name="ce2" table:formula="of:=INT((0.5+3*alea())*[.B16])" office:value-type="float" office:value="0">
            <text:p>#NOM ?</text:p>
          </table:table-cell>
          <table:table-cell/>
          <table:table-cell table:formula="of:=5+INT((35-10)*RAND())" office:value-type="float" office:value="19">
            <text:p>19</text:p>
          </table:table-cell>
          <table:table-cell table:formula="of:=[.H16]-[.F16]"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38"/>
        </table:table-row>
        <table:table-row table:style-name="ro2">
          <table:table-cell table:formula="of:=INT(100*RAND())/100" office:value-type="float" office:value="0.23">
            <text:p>0.23</text:p>
          </table:table-cell>
          <table:table-cell table:style-name="ce2" table:formula="of:=INT(100*RAND())/100" office:value-type="float" office:value="0">
            <text:p>0</text:p>
          </table:table-cell>
          <table:table-cell table:style-name="ce2" table:formula="of:=INT((0.5+3*alea())*[.A17])" office:value-type="float" office:value="0">
            <text:p>#NOM ?</text:p>
          </table:table-cell>
          <table:table-cell table:style-name="ce2" table:formula="of:=INT((0.5+3*alea())*[.B17])" office:value-type="float" office:value="0">
            <text:p>#NOM ?</text:p>
          </table:table-cell>
          <table:table-cell/>
          <table:table-cell table:formula="of:=5+INT(MIN(65-[.F16]-5;36-10;124-35-10-10)*RAND())" office:value-type="float" office:value="22">
            <text:p>22</text:p>
          </table:table-cell>
          <table:table-cell table:formula="of:=[.H17]-[.F17]" office:value-type="float" office:value="20">
            <text:p>20</text:p>
          </table:table-cell>
          <table:table-cell office:value-type="float" office:value="42">
            <text:p>42</text:p>
          </table:table-cell>
          <table:table-cell table:number-columns-repeated="38"/>
        </table:table-row>
        <table:table-row table:style-name="ro2">
          <table:table-cell table:formula="of:=INT(100*RAND())/100" office:value-type="float" office:value="0.79">
            <text:p>0.79</text:p>
          </table:table-cell>
          <table:table-cell table:style-name="ce2" table:formula="of:=INT(100*RAND())/100" office:value-type="float" office:value="0.83">
            <text:p>0.83</text:p>
          </table:table-cell>
          <table:table-cell table:style-name="ce2" table:formula="of:=INT((0.5+3*alea())*[.A18])" office:value-type="float" office:value="0">
            <text:p>#NOM ?</text:p>
          </table:table-cell>
          <table:table-cell table:style-name="ce2" table:formula="of:=INT((0.5+3*alea())*[.B18])" office:value-type="float" office:value="0">
            <text:p>#NOM ?</text:p>
          </table:table-cell>
          <table:table-cell/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 table:number-columns-repeated="39"/>
        </table:table-row>
        <table:table-row table:style-name="ro2">
          <table:table-cell table:formula="of:=INT(100*RAND())/100" office:value-type="float" office:value="0.51">
            <text:p>0.51</text:p>
          </table:table-cell>
          <table:table-cell table:style-name="ce2" table:formula="of:=INT(100*RAND())/100" office:value-type="float" office:value="0.84">
            <text:p>0.84</text:p>
          </table:table-cell>
          <table:table-cell table:style-name="ce2" table:formula="of:=INT((0.5+3*alea())*[.A19])" office:value-type="float" office:value="0">
            <text:p>#NOM ?</text:p>
          </table:table-cell>
          <table:table-cell table:style-name="ce2" table:formula="of:=INT((0.5+3*alea())*[.B19])" office:value-type="float" office:value="0">
            <text:p>#NOM ?</text:p>
          </table:table-cell>
          <table:table-cell table:number-columns-repeated="42"/>
        </table:table-row>
        <table:table-row table:style-name="ro2">
          <table:table-cell table:formula="of:=INT(100*RAND())/100" office:value-type="float" office:value="0.16">
            <text:p>0.16</text:p>
          </table:table-cell>
          <table:table-cell table:style-name="ce2" table:formula="of:=INT(100*RAND())/100" office:value-type="float" office:value="0.71">
            <text:p>0.71</text:p>
          </table:table-cell>
          <table:table-cell table:style-name="ce2" table:formula="of:=INT((0.5+3*alea())*[.A20])" office:value-type="float" office:value="0">
            <text:p>#NOM ?</text:p>
          </table:table-cell>
          <table:table-cell table:style-name="ce2" table:formula="of:=INT((0.5+3*alea())*[.B20])" office:value-type="float" office:value="0">
            <text:p>#NOM ?</text:p>
          </table:table-cell>
          <table:table-cell table:number-columns-repeated="42"/>
        </table:table-row>
        <table:table-row table:style-name="ro2">
          <table:table-cell table:formula="of:=INT(100*RAND())/100" office:value-type="float" office:value="0.05">
            <text:p>0.05</text:p>
          </table:table-cell>
          <table:table-cell table:style-name="ce2" table:formula="of:=INT(100*RAND())/100" office:value-type="float" office:value="0.02">
            <text:p>0.02</text:p>
          </table:table-cell>
          <table:table-cell table:style-name="ce2" table:formula="of:=INT((0.5+3*alea())*[.A21])" office:value-type="float" office:value="0">
            <text:p>#NOM ?</text:p>
          </table:table-cell>
          <table:table-cell table:style-name="ce2" table:formula="of:=INT((0.5+3*alea())*[.B21])" office:value-type="float" office:value="0">
            <text:p>#NOM ?</text:p>
          </table:table-cell>
          <table:table-cell/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/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table:number-columns-repeated="36"/>
        </table:table-row>
        <table:table-row table:style-name="ro2">
          <table:table-cell table:formula="of:=INT(100*RAND())/100" office:value-type="float" office:value="0.94">
            <text:p>0.94</text:p>
          </table:table-cell>
          <table:table-cell table:style-name="ce2" table:formula="of:=INT(100*RAND())/100" office:value-type="float" office:value="0.7">
            <text:p>0.7</text:p>
          </table:table-cell>
          <table:table-cell table:style-name="ce2" table:formula="of:=INT((0.5+3*alea())*[.A22])" office:value-type="float" office:value="0">
            <text:p>#NOM ?</text:p>
          </table:table-cell>
          <table:table-cell table:style-name="ce2" table:formula="of:=INT((0.5+3*alea())*[.B22])" office:value-type="float" office:value="0">
            <text:p>#NOM ?</text:p>
          </table:table-cell>
          <table:table-cell/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/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table:number-columns-repeated="36"/>
        </table:table-row>
        <table:table-row table:style-name="ro2">
          <table:table-cell table:formula="of:=INT(100*RAND())/100" office:value-type="float" office:value="0.05">
            <text:p>0.05</text:p>
          </table:table-cell>
          <table:table-cell table:style-name="ce2" table:formula="of:=INT(100*RAND())/100" office:value-type="float" office:value="0.67">
            <text:p>0.67</text:p>
          </table:table-cell>
          <table:table-cell table:style-name="ce2" table:formula="of:=INT((0.5+3*alea())*[.A23])" office:value-type="float" office:value="0">
            <text:p>#NOM ?</text:p>
          </table:table-cell>
          <table:table-cell table:style-name="ce2" table:formula="of:=INT((0.5+3*alea())*[.B23])" office:value-type="float" office:value="0">
            <text:p>#NOM ?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36"/>
        </table:table-row>
        <table:table-row table:style-name="ro2">
          <table:table-cell table:formula="of:=INT(100*RAND())/100" office:value-type="float" office:value="0.24">
            <text:p>0.24</text:p>
          </table:table-cell>
          <table:table-cell table:style-name="ce2" table:formula="of:=INT(100*RAND())/100" office:value-type="float" office:value="0.31">
            <text:p>0.31</text:p>
          </table:table-cell>
          <table:table-cell table:style-name="ce2" table:formula="of:=INT((0.5+3*alea())*[.A24])" office:value-type="float" office:value="0">
            <text:p>#NOM ?</text:p>
          </table:table-cell>
          <table:table-cell table:style-name="ce2" table:formula="of:=INT((0.5+3*alea())*[.B24])" office:value-type="float" office:value="0">
            <text:p>#NOM ?</text:p>
          </table:table-cell>
          <table:table-cell/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/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number-columns-repeated="36"/>
        </table:table-row>
        <table:table-row table:style-name="ro1">
          <table:table-cell table:number-columns-repeated="5"/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/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number-columns-repeated="36"/>
        </table:table-row>
        <table:table-row table:style-name="ro1">
          <table:table-cell table:number-columns-repeated="5"/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/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number-columns-repeated="36"/>
        </table:table-row>
        <table:table-row table:style-name="ro1">
          <table:table-cell table:number-columns-repeated="5"/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/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table:number-columns-repeated="36"/>
        </table:table-row>
        <table:table-row table:style-name="ro1">
          <table:table-cell table:number-columns-repeated="5"/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3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36"/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style-name="ce3"/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table:number-columns-repeated="36"/>
        </table:table-row>
        <table:table-row table:style-name="ro1" table:number-rows-repeated="13">
          <table:table-cell table:number-columns-repeated="46"/>
        </table:table-row>
        <table:table-row table:style-name="ro1" table:number-rows-repeated="7">
          <table:table-cell table:style-name="ce1"/>
          <table:table-cell table:number-columns-repeated="45"/>
        </table:table-row>
        <table:table-row table:style-name="ro1">
          <table:table-cell table:style-name="ce3"/>
          <table:table-cell table:number-columns-repeated="6"/>
          <table:table-cell table:style-name="ce3"/>
          <table:table-cell table:number-columns-repeated="38"/>
        </table:table-row>
        <table:table-row table:style-name="ro1" table:number-rows-repeated="27">
          <table:table-cell table:style-name="ce1"/>
          <table:table-cell table:number-columns-repeated="45"/>
        </table:table-row>
        <table:table-row table:style-name="ro1">
          <table:table-cell table:style-name="ce1"/>
          <table:table-cell table:number-columns-repeated="45"/>
        </table:table-row>
      </table:table>
      <table:table table:name="chi2" table:style-name="ta1" table:print="false">
        <table:table-column table:style-name="co1" table:default-cell-style-name="ce8"/>
        <table:table-column table:style-name="co1" table:default-cell-style-name="ce11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5"/>
        <table:table-column table:style-name="co1" table:number-columns-repeated="41" table:default-cell-style-name="Default"/>
        <table:table-row table:style-name="ro3">
          <table:table-cell table:style-name="ce7" office:value-type="string">
            <text:p>V2</text:p>
          </table:table-cell>
          <table:table-cell table:style-name="ce10" office:value-type="string">
            <text:p>Pourcentage des produits achetés par catalogue'</text:p>
          </table:table-cell>
          <table:table-cell office:value-type="string">
            <text:p>63.17742</text:p>
          </table:table-cell>
          <table:table-cell table:style-name="ce5" table:number-columns-repeated="2"/>
          <table:table-cell table:formula="of:=&quot;Calculez la valeur du CHI2 de la variable &quot;&amp;[.A1]&amp;&quot; {#&quot;&amp;[.C1]&amp;&quot;:0.001}&quot;" office:value-type="string" office:string-value="Calculez la valeur du CHI2 de la variable V2 {#63.17742:0.001}">
            <text:p>Calculez la valeur du CHI2 de la variable V2 {#63.17742:0.001}</text:p>
          </table:table-cell>
          <table:table-cell table:formula="of:=&quot;x=&quot;&amp;[.A1]&amp;&quot;[which(&quot;&amp;[.A1]&amp;&quot;!=0)];chisq.test(table(x), correct=FALSE)[1]&quot;" office:value-type="string" office:string-value="x=V2[which(V2!=0)];chisq.test(table(x), correct=FALSE)[1]">
            <text:p>x=V2[which(V2!=0)];chisq.test(table(x), correct=FALSE)[1]</text:p>
          </table:table-cell>
          <table:table-cell table:formula="of:=[.F1]&amp;&quot; //&quot;&amp;[.G1]" office:value-type="string" office:string-value="Calculez la valeur du CHI2 de la variable V2 {#63.17742:0.001} //x=V2[which(V2!=0)];chisq.test(table(x), correct=FALSE)[1]">
            <text:p>Calculez la valeur du CHI2 de la variable V2 {#63.17742:0.001} //x=V2[which(V2!=0)];chisq.test(table(x), correct=FALSE)[1]</text:p>
          </table:table-cell>
          <table:table-cell table:style-name="ce5" table:number-columns-repeated="40"/>
          <table:table-cell table:style-name="ce6"/>
        </table:table-row>
        <table:table-row table:style-name="ro3">
          <table:table-cell office:value-type="string">
            <text:p>V3</text:p>
          </table:table-cell>
          <table:table-cell office:value-type="string">
            <text:p>"Disponibilité d'acheter par le catalogue CAMIP"</text:p>
          </table:table-cell>
          <table:table-cell office:value-type="string">
            <text:p>2.919355 </text:p>
          </table:table-cell>
          <table:table-cell table:style-name="ce9" table:number-columns-repeated="2"/>
          <table:table-cell table:formula="of:=&quot;Calculez la valeur du CHI2 de la variable &quot;&amp;[.A2]&amp;&quot; {#&quot;&amp;[.C2]&amp;&quot;:0.001}&quot;" office:value-type="string" office:string-value="Calculez la valeur du CHI2 de la variable V3 {#2.919355 :0.001}">
            <text:p>Calculez la valeur du CHI2 de la variable V3 {#2.919355 :0.001}</text:p>
          </table:table-cell>
          <table:table-cell table:formula="of:=&quot;x=&quot;&amp;[.A2]&amp;&quot;[which(&quot;&amp;[.A2]&amp;&quot;!=0)];chisq.test(table(x), correct=FALSE)[1]&quot;" office:value-type="string" office:string-value="x=V3[which(V3!=0)];chisq.test(table(x), correct=FALSE)[1]">
            <text:p>x=V3[which(V3!=0)];chisq.test(table(x), correct=FALSE)[1]</text:p>
          </table:table-cell>
          <table:table-cell table:formula="of:=[.F2]&amp;&quot; //&quot;&amp;[.G2]" office:value-type="string" office:string-value="Calculez la valeur du CHI2 de la variable V3 {#2.919355 :0.001} //x=V3[which(V3!=0)];chisq.test(table(x), correct=FALSE)[1]">
            <text:p>Calculez la valeur du CHI2 de la variable V3 {#2.919355 :0.001} //x=V3[which(V3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4</text:p>
          </table:table-cell>
          <table:table-cell office:value-type="string">
            <text:p>Déjà commande du catalogue CAMIP'</text:p>
          </table:table-cell>
          <table:table-cell office:value-type="string">
            <text:p>0.2096774 </text:p>
          </table:table-cell>
          <table:table-cell table:style-name="ce9" table:number-columns-repeated="2"/>
          <table:table-cell table:formula="of:=&quot;Calculez la valeur du CHI2 de la variable &quot;&amp;[.A3]&amp;&quot; {#&quot;&amp;[.C3]&amp;&quot;:0.001}&quot;" office:value-type="string" office:string-value="Calculez la valeur du CHI2 de la variable V4 {#0.2096774 :0.001}">
            <text:p>Calculez la valeur du CHI2 de la variable V4 {#0.2096774 :0.001}</text:p>
          </table:table-cell>
          <table:table-cell table:formula="of:=&quot;x=&quot;&amp;[.A3]&amp;&quot;[which(&quot;&amp;[.A3]&amp;&quot;!=0)];chisq.test(table(x), correct=FALSE)[1]&quot;" office:value-type="string" office:string-value="x=V4[which(V4!=0)];chisq.test(table(x), correct=FALSE)[1]">
            <text:p>x=V4[which(V4!=0)];chisq.test(table(x), correct=FALSE)[1]</text:p>
          </table:table-cell>
          <table:table-cell table:formula="of:=[.F3]&amp;&quot; //&quot;&amp;[.G3]" office:value-type="string" office:string-value="Calculez la valeur du CHI2 de la variable V4 {#0.2096774 :0.001} //x=V4[which(V4!=0)];chisq.test(table(x), correct=FALSE)[1]">
            <text:p>Calculez la valeur du CHI2 de la variable V4 {#0.2096774 :0.001} //x=V4[which(V4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5</text:p>
          </table:table-cell>
          <table:table-cell office:value-type="string">
            <text:p>"Confiance dans l'achat d'ordinateurs par catalogue"</text:p>
          </table:table-cell>
          <table:table-cell office:value-type="string">
            <text:p>19.14516 </text:p>
          </table:table-cell>
          <table:table-cell table:style-name="ce9" table:number-columns-repeated="2"/>
          <table:table-cell table:formula="of:=&quot;Calculez la valeur du CHI2 de la variable &quot;&amp;[.A4]&amp;&quot; {#&quot;&amp;[.C4]&amp;&quot;:0.001}&quot;" office:value-type="string" office:string-value="Calculez la valeur du CHI2 de la variable V5 {#19.14516 :0.001}">
            <text:p>Calculez la valeur du CHI2 de la variable V5 {#19.14516 :0.001}</text:p>
          </table:table-cell>
          <table:table-cell table:formula="of:=&quot;x=&quot;&amp;[.A4]&amp;&quot;[which(&quot;&amp;[.A4]&amp;&quot;!=0)];chisq.test(table(x), correct=FALSE)[1]&quot;" office:value-type="string" office:string-value="x=V5[which(V5!=0)];chisq.test(table(x), correct=FALSE)[1]">
            <text:p>x=V5[which(V5!=0)];chisq.test(table(x), correct=FALSE)[1]</text:p>
          </table:table-cell>
          <table:table-cell table:formula="of:=[.F4]&amp;&quot; //&quot;&amp;[.G4]" office:value-type="string" office:string-value="Calculez la valeur du CHI2 de la variable V5 {#19.14516 :0.001} //x=V5[which(V5!=0)];chisq.test(table(x), correct=FALSE)[1]">
            <text:p>Calculez la valeur du CHI2 de la variable V5 {#19.14516 :0.001} //x=V5[which(V5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6</text:p>
          </table:table-cell>
          <table:table-cell office:value-type="string">
            <text:p>"Confiance dans l'achat d'imprimantes de sport par catalogue"</text:p>
          </table:table-cell>
          <table:table-cell office:value-type="string">
            <text:p>6.080645 </text:p>
          </table:table-cell>
          <table:table-cell table:style-name="ce9" table:number-columns-repeated="2"/>
          <table:table-cell table:formula="of:=&quot;Calculez la valeur du CHI2 de la variable &quot;&amp;[.A5]&amp;&quot; {#&quot;&amp;[.C5]&amp;&quot;:0.001}&quot;" office:value-type="string" office:string-value="Calculez la valeur du CHI2 de la variable V6 {#6.080645 :0.001}">
            <text:p>Calculez la valeur du CHI2 de la variable V6 {#6.080645 :0.001}</text:p>
          </table:table-cell>
          <table:table-cell table:formula="of:=&quot;x=&quot;&amp;[.A5]&amp;&quot;[which(&quot;&amp;[.A5]&amp;&quot;!=0)];chisq.test(table(x), correct=FALSE)[1]&quot;" office:value-type="string" office:string-value="x=V6[which(V6!=0)];chisq.test(table(x), correct=FALSE)[1]">
            <text:p>x=V6[which(V6!=0)];chisq.test(table(x), correct=FALSE)[1]</text:p>
          </table:table-cell>
          <table:table-cell table:formula="of:=[.F5]&amp;&quot; //&quot;&amp;[.G5]" office:value-type="string" office:string-value="Calculez la valeur du CHI2 de la variable V6 {#6.080645 :0.001} //x=V6[which(V6!=0)];chisq.test(table(x), correct=FALSE)[1]">
            <text:p>Calculez la valeur du CHI2 de la variable V6 {#6.080645 :0.001} //x=V6[which(V6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7</text:p>
          </table:table-cell>
          <table:table-cell office:value-type="string">
            <text:p>"Confiance dans l'achat de scanners par catalogue"</text:p>
          </table:table-cell>
          <table:table-cell office:value-type="string">
            <text:p>3.016129 </text:p>
          </table:table-cell>
          <table:table-cell table:style-name="ce9" table:number-columns-repeated="2"/>
          <table:table-cell table:formula="of:=&quot;Calculez la valeur du CHI2 de la variable &quot;&amp;[.A6]&amp;&quot; {#&quot;&amp;[.C6]&amp;&quot;:0.001}&quot;" office:value-type="string" office:string-value="Calculez la valeur du CHI2 de la variable V7 {#3.016129 :0.001}">
            <text:p>Calculez la valeur du CHI2 de la variable V7 {#3.016129 :0.001}</text:p>
          </table:table-cell>
          <table:table-cell table:formula="of:=&quot;x=&quot;&amp;[.A6]&amp;&quot;[which(&quot;&amp;[.A6]&amp;&quot;!=0)];chisq.test(table(x), correct=FALSE)[1]&quot;" office:value-type="string" office:string-value="x=V7[which(V7!=0)];chisq.test(table(x), correct=FALSE)[1]">
            <text:p>x=V7[which(V7!=0)];chisq.test(table(x), correct=FALSE)[1]</text:p>
          </table:table-cell>
          <table:table-cell table:formula="of:=[.F6]&amp;&quot; //&quot;&amp;[.G6]" office:value-type="string" office:string-value="Calculez la valeur du CHI2 de la variable V7 {#3.016129 :0.001} //x=V7[which(V7!=0)];chisq.test(table(x), correct=FALSE)[1]">
            <text:p>Calculez la valeur du CHI2 de la variable V7 {#3.016129 :0.001} //x=V7[which(V7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8</text:p>
          </table:table-cell>
          <table:table-cell office:value-type="string">
            <text:p>"Confiance dans l'achat de disquettes par catalogue"</text:p>
          </table:table-cell>
          <table:table-cell office:value-type="string">
            <text:p>15.27419 </text:p>
          </table:table-cell>
          <table:table-cell table:style-name="ce9" table:number-columns-repeated="2"/>
          <table:table-cell table:formula="of:=&quot;Calculez la valeur du CHI2 de la variable &quot;&amp;[.A7]&amp;&quot; {#&quot;&amp;[.C7]&amp;&quot;:0.001}&quot;" office:value-type="string" office:string-value="Calculez la valeur du CHI2 de la variable V8 {#15.27419 :0.001}">
            <text:p>Calculez la valeur du CHI2 de la variable V8 {#15.27419 :0.001}</text:p>
          </table:table-cell>
          <table:table-cell table:formula="of:=&quot;x=&quot;&amp;[.A7]&amp;&quot;[which(&quot;&amp;[.A7]&amp;&quot;!=0)];chisq.test(table(x), correct=FALSE)[1]&quot;" office:value-type="string" office:string-value="x=V8[which(V8!=0)];chisq.test(table(x), correct=FALSE)[1]">
            <text:p>x=V8[which(V8!=0)];chisq.test(table(x), correct=FALSE)[1]</text:p>
          </table:table-cell>
          <table:table-cell table:formula="of:=[.F7]&amp;&quot; //&quot;&amp;[.G7]" office:value-type="string" office:string-value="Calculez la valeur du CHI2 de la variable V8 {#15.27419 :0.001} //x=V8[which(V8!=0)];chisq.test(table(x), correct=FALSE)[1]">
            <text:p>Calculez la valeur du CHI2 de la variable V8 {#15.27419 :0.001} //x=V8[which(V8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9</text:p>
          </table:table-cell>
          <table:table-cell office:value-type="string">
            <text:p>"Confiance dans l'achat de logiciels par catalogue"</text:p>
          </table:table-cell>
          <table:table-cell office:value-type="string">
            <text:p>7.532258 </text:p>
          </table:table-cell>
          <table:table-cell table:style-name="ce9" table:number-columns-repeated="2"/>
          <table:table-cell table:formula="of:=&quot;Calculez la valeur du CHI2 de la variable &quot;&amp;[.A8]&amp;&quot; {#&quot;&amp;[.C8]&amp;&quot;:0.001}&quot;" office:value-type="string" office:string-value="Calculez la valeur du CHI2 de la variable V9 {#7.532258 :0.001}">
            <text:p>Calculez la valeur du CHI2 de la variable V9 {#7.532258 :0.001}</text:p>
          </table:table-cell>
          <table:table-cell table:formula="of:=&quot;x=&quot;&amp;[.A8]&amp;&quot;[which(&quot;&amp;[.A8]&amp;&quot;!=0)];chisq.test(table(x), correct=FALSE)[1]&quot;" office:value-type="string" office:string-value="x=V9[which(V9!=0)];chisq.test(table(x), correct=FALSE)[1]">
            <text:p>x=V9[which(V9!=0)];chisq.test(table(x), correct=FALSE)[1]</text:p>
          </table:table-cell>
          <table:table-cell table:formula="of:=[.F8]&amp;&quot; //&quot;&amp;[.G8]" office:value-type="string" office:string-value="Calculez la valeur du CHI2 de la variable V9 {#7.532258 :0.001} //x=V9[which(V9!=0)];chisq.test(table(x), correct=FALSE)[1]">
            <text:p>Calculez la valeur du CHI2 de la variable V9 {#7.532258 :0.001} //x=V9[which(V9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10</text:p>
          </table:table-cell>
          <table:table-cell office:value-type="string">
            <text:p>"Confiance dans l'achat d'ordinateurs en magasin"</text:p>
          </table:table-cell>
          <table:table-cell office:value-type="string">
            <text:p>39.79032 </text:p>
          </table:table-cell>
          <table:table-cell table:style-name="ce9" table:number-columns-repeated="2"/>
          <table:table-cell table:formula="of:=&quot;Calculez la valeur du CHI2 de la variable &quot;&amp;[.A9]&amp;&quot; {#&quot;&amp;[.C9]&amp;&quot;:0.001}&quot;" office:value-type="string" office:string-value="Calculez la valeur du CHI2 de la variable V10 {#39.79032 :0.001}">
            <text:p>Calculez la valeur du CHI2 de la variable V10 {#39.79032 :0.001}</text:p>
          </table:table-cell>
          <table:table-cell table:formula="of:=&quot;x=&quot;&amp;[.A9]&amp;&quot;[which(&quot;&amp;[.A9]&amp;&quot;!=0)];chisq.test(table(x), correct=FALSE)[1]&quot;" office:value-type="string" office:string-value="x=V10[which(V10!=0)];chisq.test(table(x), correct=FALSE)[1]">
            <text:p>x=V10[which(V10!=0)];chisq.test(table(x), correct=FALSE)[1]</text:p>
          </table:table-cell>
          <table:table-cell table:formula="of:=[.F9]&amp;&quot; //&quot;&amp;[.G9]" office:value-type="string" office:string-value="Calculez la valeur du CHI2 de la variable V10 {#39.79032 :0.001} //x=V10[which(V10!=0)];chisq.test(table(x), correct=FALSE)[1]">
            <text:p>Calculez la valeur du CHI2 de la variable V10 {#39.79032 :0.001} //x=V10[which(V10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11</text:p>
          </table:table-cell>
          <table:table-cell office:value-type="string">
            <text:p>"Confiance dans l'achat d'imprimantes en magasin"</text:p>
          </table:table-cell>
          <table:table-cell office:value-type="string">
            <text:p>65.91935 </text:p>
          </table:table-cell>
          <table:table-cell table:style-name="ce9" table:number-columns-repeated="2"/>
          <table:table-cell table:formula="of:=&quot;Calculez la valeur du CHI2 de la variable &quot;&amp;[.A10]&amp;&quot; {#&quot;&amp;[.C10]&amp;&quot;:0.001}&quot;" office:value-type="string" office:string-value="Calculez la valeur du CHI2 de la variable V11 {#65.91935 :0.001}">
            <text:p>Calculez la valeur du CHI2 de la variable V11 {#65.91935 :0.001}</text:p>
          </table:table-cell>
          <table:table-cell table:formula="of:=&quot;x=&quot;&amp;[.A10]&amp;&quot;[which(&quot;&amp;[.A10]&amp;&quot;!=0)];chisq.test(table(x), correct=FALSE)[1]&quot;" office:value-type="string" office:string-value="x=V11[which(V11!=0)];chisq.test(table(x), correct=FALSE)[1]">
            <text:p>x=V11[which(V11!=0)];chisq.test(table(x), correct=FALSE)[1]</text:p>
          </table:table-cell>
          <table:table-cell table:formula="of:=[.F10]&amp;&quot; //&quot;&amp;[.G10]" office:value-type="string" office:string-value="Calculez la valeur du CHI2 de la variable V11 {#65.91935 :0.001} //x=V11[which(V11!=0)];chisq.test(table(x), correct=FALSE)[1]">
            <text:p>Calculez la valeur du CHI2 de la variable V11 {#65.91935 :0.001} //x=V11[which(V11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12</text:p>
          </table:table-cell>
          <table:table-cell office:value-type="string">
            <text:p>"Confiance dans l'achat de scanners en magasin"</text:p>
          </table:table-cell>
          <table:table-cell office:value-type="string">
            <text:p>52.85484 </text:p>
          </table:table-cell>
          <table:table-cell table:style-name="ce9" table:number-columns-repeated="2"/>
          <table:table-cell table:formula="of:=&quot;Calculez la valeur du CHI2 de la variable &quot;&amp;[.A11]&amp;&quot; {#&quot;&amp;[.C11]&amp;&quot;:0.001}&quot;" office:value-type="string" office:string-value="Calculez la valeur du CHI2 de la variable V12 {#52.85484 :0.001}">
            <text:p>Calculez la valeur du CHI2 de la variable V12 {#52.85484 :0.001}</text:p>
          </table:table-cell>
          <table:table-cell table:formula="of:=&quot;x=&quot;&amp;[.A11]&amp;&quot;[which(&quot;&amp;[.A11]&amp;&quot;!=0)];chisq.test(table(x), correct=FALSE)[1]&quot;" office:value-type="string" office:string-value="x=V12[which(V12!=0)];chisq.test(table(x), correct=FALSE)[1]">
            <text:p>x=V12[which(V12!=0)];chisq.test(table(x), correct=FALSE)[1]</text:p>
          </table:table-cell>
          <table:table-cell table:formula="of:=[.F11]&amp;&quot; //&quot;&amp;[.G11]" office:value-type="string" office:string-value="Calculez la valeur du CHI2 de la variable V12 {#52.85484 :0.001} //x=V12[which(V12!=0)];chisq.test(table(x), correct=FALSE)[1]">
            <text:p>Calculez la valeur du CHI2 de la variable V12 {#52.85484 :0.001} //x=V12[which(V12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13</text:p>
          </table:table-cell>
          <table:table-cell office:value-type="string">
            <text:p>"Confiance dans l'achat de disquettes en magasin"</text:p>
          </table:table-cell>
          <table:table-cell office:value-type="string">
            <text:p>68.74194 </text:p>
          </table:table-cell>
          <table:table-cell table:style-name="ce9" table:number-columns-repeated="2"/>
          <table:table-cell table:formula="of:=&quot;Calculez la valeur du CHI2 de la variable &quot;&amp;[.A12]&amp;&quot; {#&quot;&amp;[.C12]&amp;&quot;:0.001}&quot;" office:value-type="string" office:string-value="Calculez la valeur du CHI2 de la variable V13 {#68.74194 :0.001}">
            <text:p>Calculez la valeur du CHI2 de la variable V13 {#68.74194 :0.001}</text:p>
          </table:table-cell>
          <table:table-cell table:formula="of:=&quot;x=&quot;&amp;[.A12]&amp;&quot;[which(&quot;&amp;[.A12]&amp;&quot;!=0)];chisq.test(table(x), correct=FALSE)[1]&quot;" office:value-type="string" office:string-value="x=V13[which(V13!=0)];chisq.test(table(x), correct=FALSE)[1]">
            <text:p>x=V13[which(V13!=0)];chisq.test(table(x), correct=FALSE)[1]</text:p>
          </table:table-cell>
          <table:table-cell table:formula="of:=[.F12]&amp;&quot; //&quot;&amp;[.G12]" office:value-type="string" office:string-value="Calculez la valeur du CHI2 de la variable V13 {#68.74194 :0.001} //x=V13[which(V13!=0)];chisq.test(table(x), correct=FALSE)[1]">
            <text:p>Calculez la valeur du CHI2 de la variable V13 {#68.74194 :0.001} //x=V13[which(V13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14</text:p>
          </table:table-cell>
          <table:table-cell office:value-type="string">
            <text:p>"Confiance dans l'achat de logiciels en magasin"</text:p>
          </table:table-cell>
          <table:table-cell office:value-type="string">
            <text:p>68.17742 </text:p>
          </table:table-cell>
          <table:table-cell table:style-name="ce9" table:number-columns-repeated="2"/>
          <table:table-cell table:formula="of:=&quot;Calculez la valeur du CHI2 de la variable &quot;&amp;[.A13]&amp;&quot; {#&quot;&amp;[.C13]&amp;&quot;:0.001}&quot;" office:value-type="string" office:string-value="Calculez la valeur du CHI2 de la variable V14 {#68.17742 :0.001}">
            <text:p>Calculez la valeur du CHI2 de la variable V14 {#68.17742 :0.001}</text:p>
          </table:table-cell>
          <table:table-cell table:formula="of:=&quot;x=&quot;&amp;[.A13]&amp;&quot;[which(&quot;&amp;[.A13]&amp;&quot;!=0)];chisq.test(table(x), correct=FALSE)[1]&quot;" office:value-type="string" office:string-value="x=V14[which(V14!=0)];chisq.test(table(x), correct=FALSE)[1]">
            <text:p>x=V14[which(V14!=0)];chisq.test(table(x), correct=FALSE)[1]</text:p>
          </table:table-cell>
          <table:table-cell table:formula="of:=[.F13]&amp;&quot; //&quot;&amp;[.G13]" office:value-type="string" office:string-value="Calculez la valeur du CHI2 de la variable V14 {#68.17742 :0.001} //x=V14[which(V14!=0)];chisq.test(table(x), correct=FALSE)[1]">
            <text:p>Calculez la valeur du CHI2 de la variable V14 {#68.17742 :0.001} //x=V14[which(V14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15</text:p>
          </table:table-cell>
          <table:table-cell office:value-type="string">
            <text:p>Nombre de produits achetés'</text:p>
          </table:table-cell>
          <table:table-cell office:value-type="string">
            <text:p>10.83871 </text:p>
          </table:table-cell>
          <table:table-cell table:style-name="ce9" table:number-columns-repeated="2"/>
          <table:table-cell table:formula="of:=&quot;Calculez la valeur du CHI2 de la variable &quot;&amp;[.A14]&amp;&quot; {#&quot;&amp;[.C14]&amp;&quot;:0.001}&quot;" office:value-type="string" office:string-value="Calculez la valeur du CHI2 de la variable V15 {#10.83871 :0.001}">
            <text:p>Calculez la valeur du CHI2 de la variable V15 {#10.83871 :0.001}</text:p>
          </table:table-cell>
          <table:table-cell table:formula="of:=&quot;x=&quot;&amp;[.A14]&amp;&quot;[which(&quot;&amp;[.A14]&amp;&quot;!=0)];chisq.test(table(x), correct=FALSE)[1]&quot;" office:value-type="string" office:string-value="x=V15[which(V15!=0)];chisq.test(table(x), correct=FALSE)[1]">
            <text:p>x=V15[which(V15!=0)];chisq.test(table(x), correct=FALSE)[1]</text:p>
          </table:table-cell>
          <table:table-cell table:formula="of:=[.F14]&amp;&quot; //&quot;&amp;[.G14]" office:value-type="string" office:string-value="Calculez la valeur du CHI2 de la variable V15 {#10.83871 :0.001} //x=V15[which(V15!=0)];chisq.test(table(x), correct=FALSE)[1]">
            <text:p>Calculez la valeur du CHI2 de la variable V15 {#10.83871 :0.001} //x=V15[which(V15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16</text:p>
          </table:table-cell>
          <table:table-cell office:value-type="string">
            <text:p>CAMIP vend une ligne de produits de haute qualité'</text:p>
          </table:table-cell>
          <table:table-cell office:value-type="string">
            <text:p>2.129032 </text:p>
          </table:table-cell>
          <table:table-cell table:style-name="ce9" table:number-columns-repeated="2"/>
          <table:table-cell table:formula="of:=&quot;Calculez la valeur du CHI2 de la variable &quot;&amp;[.A15]&amp;&quot; {#&quot;&amp;[.C15]&amp;&quot;:0.001}&quot;" office:value-type="string" office:string-value="Calculez la valeur du CHI2 de la variable V16 {#2.129032 :0.001}">
            <text:p>Calculez la valeur du CHI2 de la variable V16 {#2.129032 :0.001}</text:p>
          </table:table-cell>
          <table:table-cell table:formula="of:=&quot;x=&quot;&amp;[.A15]&amp;&quot;[which(&quot;&amp;[.A15]&amp;&quot;!=0)];chisq.test(table(x), correct=FALSE)[1]&quot;" office:value-type="string" office:string-value="x=V16[which(V16!=0)];chisq.test(table(x), correct=FALSE)[1]">
            <text:p>x=V16[which(V16!=0)];chisq.test(table(x), correct=FALSE)[1]</text:p>
          </table:table-cell>
          <table:table-cell table:formula="of:=[.F15]&amp;&quot; //&quot;&amp;[.G15]" office:value-type="string" office:string-value="Calculez la valeur du CHI2 de la variable V16 {#2.129032 :0.001} //x=V16[which(V16!=0)];chisq.test(table(x), correct=FALSE)[1]">
            <text:p>Calculez la valeur du CHI2 de la variable V16 {#2.129032 :0.001} //x=V16[which(V16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17</text:p>
          </table:table-cell>
          <table:table-cell office:value-type="string">
            <text:p>CAMIP offre tout les marques les plus populaires'</text:p>
          </table:table-cell>
          <table:table-cell office:value-type="string">
            <text:p>19.95161 </text:p>
          </table:table-cell>
          <table:table-cell table:style-name="ce9" table:number-columns-repeated="2"/>
          <table:table-cell table:formula="of:=&quot;Calculez la valeur du CHI2 de la variable &quot;&amp;[.A16]&amp;&quot; {#&quot;&amp;[.C16]&amp;&quot;:0.001}&quot;" office:value-type="string" office:string-value="Calculez la valeur du CHI2 de la variable V17 {#19.95161 :0.001}">
            <text:p>Calculez la valeur du CHI2 de la variable V17 {#19.95161 :0.001}</text:p>
          </table:table-cell>
          <table:table-cell table:formula="of:=&quot;x=&quot;&amp;[.A16]&amp;&quot;[which(&quot;&amp;[.A16]&amp;&quot;!=0)];chisq.test(table(x), correct=FALSE)[1]&quot;" office:value-type="string" office:string-value="x=V17[which(V17!=0)];chisq.test(table(x), correct=FALSE)[1]">
            <text:p>x=V17[which(V17!=0)];chisq.test(table(x), correct=FALSE)[1]</text:p>
          </table:table-cell>
          <table:table-cell table:formula="of:=[.F16]&amp;&quot; //&quot;&amp;[.G16]" office:value-type="string" office:string-value="Calculez la valeur du CHI2 de la variable V17 {#19.95161 :0.001} //x=V17[which(V17!=0)];chisq.test(table(x), correct=FALSE)[1]">
            <text:p>Calculez la valeur du CHI2 de la variable V17 {#19.95161 :0.001} //x=V17[which(V17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18</text:p>
          </table:table-cell>
          <table:table-cell office:value-type="string">
            <text:p>CAMIP a un catalogue de très haute qualité'</text:p>
          </table:table-cell>
          <table:table-cell office:value-type="string">
            <text:p>19.79032 </text:p>
          </table:table-cell>
          <table:table-cell table:style-name="ce9" table:number-columns-repeated="2"/>
          <table:table-cell table:formula="of:=&quot;Calculez la valeur du CHI2 de la variable &quot;&amp;[.A17]&amp;&quot; {#&quot;&amp;[.C17]&amp;&quot;:0.001}&quot;" office:value-type="string" office:string-value="Calculez la valeur du CHI2 de la variable V18 {#19.79032 :0.001}">
            <text:p>Calculez la valeur du CHI2 de la variable V18 {#19.79032 :0.001}</text:p>
          </table:table-cell>
          <table:table-cell table:formula="of:=&quot;x=&quot;&amp;[.A17]&amp;&quot;[which(&quot;&amp;[.A17]&amp;&quot;!=0)];chisq.test(table(x), correct=FALSE)[1]&quot;" office:value-type="string" office:string-value="x=V18[which(V18!=0)];chisq.test(table(x), correct=FALSE)[1]">
            <text:p>x=V18[which(V18!=0)];chisq.test(table(x), correct=FALSE)[1]</text:p>
          </table:table-cell>
          <table:table-cell table:formula="of:=[.F17]&amp;&quot; //&quot;&amp;[.G17]" office:value-type="string" office:string-value="Calculez la valeur du CHI2 de la variable V18 {#19.79032 :0.001} //x=V18[which(V18!=0)];chisq.test(table(x), correct=FALSE)[1]">
            <text:p>Calculez la valeur du CHI2 de la variable V18 {#19.79032 :0.001} //x=V18[which(V18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19</text:p>
          </table:table-cell>
          <table:table-cell office:value-type="string">
            <text:p>La description des produits dans le catalogue CAMIP est très précise'</text:p>
          </table:table-cell>
          <table:table-cell office:value-type="string">
            <text:p>19.70968 </text:p>
          </table:table-cell>
          <table:table-cell table:style-name="ce9" table:number-columns-repeated="2"/>
          <table:table-cell table:formula="of:=&quot;Calculez la valeur du CHI2 de la variable &quot;&amp;[.A18]&amp;&quot; {#&quot;&amp;[.C18]&amp;&quot;:0.001}&quot;" office:value-type="string" office:string-value="Calculez la valeur du CHI2 de la variable V19 {#19.70968 :0.001}">
            <text:p>Calculez la valeur du CHI2 de la variable V19 {#19.70968 :0.001}</text:p>
          </table:table-cell>
          <table:table-cell table:formula="of:=&quot;x=&quot;&amp;[.A18]&amp;&quot;[which(&quot;&amp;[.A18]&amp;&quot;!=0)];chisq.test(table(x), correct=FALSE)[1]&quot;" office:value-type="string" office:string-value="x=V19[which(V19!=0)];chisq.test(table(x), correct=FALSE)[1]">
            <text:p>x=V19[which(V19!=0)];chisq.test(table(x), correct=FALSE)[1]</text:p>
          </table:table-cell>
          <table:table-cell table:formula="of:=[.F18]&amp;&quot; //&quot;&amp;[.G18]" office:value-type="string" office:string-value="Calculez la valeur du CHI2 de la variable V19 {#19.70968 :0.001} //x=V19[which(V19!=0)];chisq.test(table(x), correct=FALSE)[1]">
            <text:p>Calculez la valeur du CHI2 de la variable V19 {#19.70968 :0.001} //x=V19[which(V19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20</text:p>
          </table:table-cell>
          <table:table-cell office:value-type="string">
            <text:p>La sélection de produits dans le catalogue CAMIP est très large'</text:p>
          </table:table-cell>
          <table:table-cell office:value-type="string">
            <text:p>16.24194 </text:p>
          </table:table-cell>
          <table:table-cell table:style-name="ce9" table:number-columns-repeated="2"/>
          <table:table-cell table:formula="of:=&quot;Calculez la valeur du CHI2 de la variable &quot;&amp;[.A19]&amp;&quot; {#&quot;&amp;[.C19]&amp;&quot;:0.001}&quot;" office:value-type="string" office:string-value="Calculez la valeur du CHI2 de la variable V20 {#16.24194 :0.001}">
            <text:p>Calculez la valeur du CHI2 de la variable V20 {#16.24194 :0.001}</text:p>
          </table:table-cell>
          <table:table-cell table:formula="of:=&quot;x=&quot;&amp;[.A19]&amp;&quot;[which(&quot;&amp;[.A19]&amp;&quot;!=0)];chisq.test(table(x), correct=FALSE)[1]&quot;" office:value-type="string" office:string-value="x=V20[which(V20!=0)];chisq.test(table(x), correct=FALSE)[1]">
            <text:p>x=V20[which(V20!=0)];chisq.test(table(x), correct=FALSE)[1]</text:p>
          </table:table-cell>
          <table:table-cell table:formula="of:=[.F19]&amp;&quot; //&quot;&amp;[.G19]" office:value-type="string" office:string-value="Calculez la valeur du CHI2 de la variable V20 {#16.24194 :0.001} //x=V20[which(V20!=0)];chisq.test(table(x), correct=FALSE)[1]">
            <text:p>Calculez la valeur du CHI2 de la variable V20 {#16.24194 :0.001} //x=V20[which(V20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21</text:p>
          </table:table-cell>
          <table:table-cell office:value-type="string">
            <text:p>"Probabilité réduite que la marchandise soie perdue pendant l'envoie"</text:p>
          </table:table-cell>
          <table:table-cell office:value-type="string">
            <text:p>52.18966 </text:p>
          </table:table-cell>
          <table:table-cell table:style-name="ce9" table:number-columns-repeated="2"/>
          <table:table-cell table:formula="of:=&quot;Calculez la valeur du CHI2 de la variable &quot;&amp;[.A20]&amp;&quot; {#&quot;&amp;[.C20]&amp;&quot;:0.001}&quot;" office:value-type="string" office:string-value="Calculez la valeur du CHI2 de la variable V21 {#52.18966 :0.001}">
            <text:p>Calculez la valeur du CHI2 de la variable V21 {#52.18966 :0.001}</text:p>
          </table:table-cell>
          <table:table-cell table:formula="of:=&quot;x=&quot;&amp;[.A20]&amp;&quot;[which(&quot;&amp;[.A20]&amp;&quot;!=0)];chisq.test(table(x), correct=FALSE)[1]&quot;" office:value-type="string" office:string-value="x=V21[which(V21!=0)];chisq.test(table(x), correct=FALSE)[1]">
            <text:p>x=V21[which(V21!=0)];chisq.test(table(x), correct=FALSE)[1]</text:p>
          </table:table-cell>
          <table:table-cell table:formula="of:=[.F20]&amp;&quot; //&quot;&amp;[.G20]" office:value-type="string" office:string-value="Calculez la valeur du CHI2 de la variable V21 {#52.18966 :0.001} //x=V21[which(V21!=0)];chisq.test(table(x), correct=FALSE)[1]">
            <text:p>Calculez la valeur du CHI2 de la variable V21 {#52.18966 :0.001} //x=V21[which(V21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22</text:p>
          </table:table-cell>
          <table:table-cell office:value-type="string">
            <text:p>"Pas besoin de ce consulter avec quelqu'un qui a déjà acheté"</text:p>
          </table:table-cell>
          <table:table-cell office:value-type="string">
            <text:p>27.59322 </text:p>
          </table:table-cell>
          <table:table-cell table:style-name="ce9" table:number-columns-repeated="2"/>
          <table:table-cell table:formula="of:=&quot;Calculez la valeur du CHI2 de la variable &quot;&amp;[.A21]&amp;&quot; {#&quot;&amp;[.C21]&amp;&quot;:0.001}&quot;" office:value-type="string" office:string-value="Calculez la valeur du CHI2 de la variable V22 {#27.59322 :0.001}">
            <text:p>Calculez la valeur du CHI2 de la variable V22 {#27.59322 :0.001}</text:p>
          </table:table-cell>
          <table:table-cell table:formula="of:=&quot;x=&quot;&amp;[.A21]&amp;&quot;[which(&quot;&amp;[.A21]&amp;&quot;!=0)];chisq.test(table(x), correct=FALSE)[1]&quot;" office:value-type="string" office:string-value="x=V22[which(V22!=0)];chisq.test(table(x), correct=FALSE)[1]">
            <text:p>x=V22[which(V22!=0)];chisq.test(table(x), correct=FALSE)[1]</text:p>
          </table:table-cell>
          <table:table-cell table:formula="of:=[.F21]&amp;&quot; //&quot;&amp;[.G21]" office:value-type="string" office:string-value="Calculez la valeur du CHI2 de la variable V22 {#27.59322 :0.001} //x=V22[which(V22!=0)];chisq.test(table(x), correct=FALSE)[1]">
            <text:p>Calculez la valeur du CHI2 de la variable V22 {#27.59322 :0.001} //x=V22[which(V22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23</text:p>
          </table:table-cell>
          <table:table-cell office:value-type="string">
            <text:p>"Confiance qu'on livre le produit illustre dans le catalogue"</text:p>
          </table:table-cell>
          <table:table-cell office:value-type="string">
            <text:p>27.53448 </text:p>
          </table:table-cell>
          <table:table-cell table:style-name="ce9" table:number-columns-repeated="2"/>
          <table:table-cell table:formula="of:=&quot;Calculez la valeur du CHI2 de la variable &quot;&amp;[.A22]&amp;&quot; {#&quot;&amp;[.C22]&amp;&quot;:0.001}&quot;" office:value-type="string" office:string-value="Calculez la valeur du CHI2 de la variable V23 {#27.53448 :0.001}">
            <text:p>Calculez la valeur du CHI2 de la variable V23 {#27.53448 :0.001}</text:p>
          </table:table-cell>
          <table:table-cell table:formula="of:=&quot;x=&quot;&amp;[.A22]&amp;&quot;[which(&quot;&amp;[.A22]&amp;&quot;!=0)];chisq.test(table(x), correct=FALSE)[1]&quot;" office:value-type="string" office:string-value="x=V23[which(V23!=0)];chisq.test(table(x), correct=FALSE)[1]">
            <text:p>x=V23[which(V23!=0)];chisq.test(table(x), correct=FALSE)[1]</text:p>
          </table:table-cell>
          <table:table-cell table:formula="of:=[.F22]&amp;&quot; //&quot;&amp;[.G22]" office:value-type="string" office:string-value="Calculez la valeur du CHI2 de la variable V23 {#27.53448 :0.001} //x=V23[which(V23!=0)];chisq.test(table(x), correct=FALSE)[1]">
            <text:p>Calculez la valeur du CHI2 de la variable V23 {#27.53448 :0.001} //x=V23[which(V23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24</text:p>
          </table:table-cell>
          <table:table-cell office:value-type="string">
            <text:p>"L'achat par catalogue économise du temps"</text:p>
          </table:table-cell>
          <table:table-cell office:value-type="string">
            <text:p>104.9268 </text:p>
          </table:table-cell>
          <table:table-cell table:style-name="ce9" table:number-columns-repeated="2"/>
          <table:table-cell table:formula="of:=&quot;Calculez la valeur du CHI2 de la variable &quot;&amp;[.A23]&amp;&quot; {#&quot;&amp;[.C23]&amp;&quot;:0.001}&quot;" office:value-type="string" office:string-value="Calculez la valeur du CHI2 de la variable V24 {#104.9268 :0.001}">
            <text:p>Calculez la valeur du CHI2 de la variable V24 {#104.9268 :0.001}</text:p>
          </table:table-cell>
          <table:table-cell table:formula="of:=&quot;x=&quot;&amp;[.A23]&amp;&quot;[which(&quot;&amp;[.A23]&amp;&quot;!=0)];chisq.test(table(x), correct=FALSE)[1]&quot;" office:value-type="string" office:string-value="x=V24[which(V24!=0)];chisq.test(table(x), correct=FALSE)[1]">
            <text:p>x=V24[which(V24!=0)];chisq.test(table(x), correct=FALSE)[1]</text:p>
          </table:table-cell>
          <table:table-cell table:formula="of:=[.F23]&amp;&quot; //&quot;&amp;[.G23]" office:value-type="string" office:string-value="Calculez la valeur du CHI2 de la variable V24 {#104.9268 :0.001} //x=V24[which(V24!=0)];chisq.test(table(x), correct=FALSE)[1]">
            <text:p>Calculez la valeur du CHI2 de la variable V24 {#104.9268 :0.001} //x=V24[which(V24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25</text:p>
          </table:table-cell>
          <table:table-cell office:value-type="string">
            <text:p>Pas difficile de négocier le prix'</text:p>
          </table:table-cell>
          <table:table-cell office:value-type="string">
            <text:p>70.04878 </text:p>
          </table:table-cell>
          <table:table-cell table:style-name="ce9" table:number-columns-repeated="2"/>
          <table:table-cell table:formula="of:=&quot;Calculez la valeur du CHI2 de la variable &quot;&amp;[.A24]&amp;&quot; {#&quot;&amp;[.C24]&amp;&quot;:0.001}&quot;" office:value-type="string" office:string-value="Calculez la valeur du CHI2 de la variable V25 {#70.04878 :0.001}">
            <text:p>Calculez la valeur du CHI2 de la variable V25 {#70.04878 :0.001}</text:p>
          </table:table-cell>
          <table:table-cell table:formula="of:=&quot;x=&quot;&amp;[.A24]&amp;&quot;[which(&quot;&amp;[.A24]&amp;&quot;!=0)];chisq.test(table(x), correct=FALSE)[1]&quot;" office:value-type="string" office:string-value="x=V25[which(V25!=0)];chisq.test(table(x), correct=FALSE)[1]">
            <text:p>x=V25[which(V25!=0)];chisq.test(table(x), correct=FALSE)[1]</text:p>
          </table:table-cell>
          <table:table-cell table:formula="of:=[.F24]&amp;&quot; //&quot;&amp;[.G24]" office:value-type="string" office:string-value="Calculez la valeur du CHI2 de la variable V25 {#70.04878 :0.001} //x=V25[which(V25!=0)];chisq.test(table(x), correct=FALSE)[1]">
            <text:p>Calculez la valeur du CHI2 de la variable V25 {#70.04878 :0.001} //x=V25[which(V25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26</text:p>
          </table:table-cell>
          <table:table-cell office:value-type="string">
            <text:p>Achat du catalogue avec le formulaire le plus simple a remplir'</text:p>
          </table:table-cell>
          <table:table-cell office:value-type="string">
            <text:p>120.6774 </text:p>
          </table:table-cell>
          <table:table-cell table:number-columns-repeated="2"/>
          <table:table-cell table:formula="of:=&quot;Calculez la valeur du CHI2 de la variable &quot;&amp;[.A25]&amp;&quot; {#&quot;&amp;[.C25]&amp;&quot;:0.001}&quot;" office:value-type="string" office:string-value="Calculez la valeur du CHI2 de la variable V26 {#120.6774 :0.001}">
            <text:p>Calculez la valeur du CHI2 de la variable V26 {#120.6774 :0.001}</text:p>
          </table:table-cell>
          <table:table-cell table:formula="of:=&quot;x=&quot;&amp;[.A25]&amp;&quot;[which(&quot;&amp;[.A25]&amp;&quot;!=0)];chisq.test(table(x), correct=FALSE)[1]&quot;" office:value-type="string" office:string-value="x=V26[which(V26!=0)];chisq.test(table(x), correct=FALSE)[1]">
            <text:p>x=V26[which(V26!=0)];chisq.test(table(x), correct=FALSE)[1]</text:p>
          </table:table-cell>
          <table:table-cell table:formula="of:=[.F25]&amp;&quot; //&quot;&amp;[.G25]" office:value-type="string" office:string-value="Calculez la valeur du CHI2 de la variable V26 {#120.6774 :0.001} //x=V26[which(V26!=0)];chisq.test(table(x), correct=FALSE)[1]">
            <text:p>Calculez la valeur du CHI2 de la variable V26 {#120.6774 :0.001} //x=V26[which(V26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27</text:p>
          </table:table-cell>
          <table:table-cell office:value-type="string">
            <text:p>La marchandise du catalogue est moins chère'</text:p>
          </table:table-cell>
          <table:table-cell office:value-type="string">
            <text:p>21.51220 </text:p>
          </table:table-cell>
          <table:table-cell table:number-columns-repeated="2"/>
          <table:table-cell table:formula="of:=&quot;Calculez la valeur du CHI2 de la variable &quot;&amp;[.A26]&amp;&quot; {#&quot;&amp;[.C26]&amp;&quot;:0.001}&quot;" office:value-type="string" office:string-value="Calculez la valeur du CHI2 de la variable V27 {#21.51220 :0.001}">
            <text:p>Calculez la valeur du CHI2 de la variable V27 {#21.51220 :0.001}</text:p>
          </table:table-cell>
          <table:table-cell table:formula="of:=&quot;x=&quot;&amp;[.A26]&amp;&quot;[which(&quot;&amp;[.A26]&amp;&quot;!=0)];chisq.test(table(x), correct=FALSE)[1]&quot;" office:value-type="string" office:string-value="x=V27[which(V27!=0)];chisq.test(table(x), correct=FALSE)[1]">
            <text:p>x=V27[which(V27!=0)];chisq.test(table(x), correct=FALSE)[1]</text:p>
          </table:table-cell>
          <table:table-cell table:formula="of:=[.F26]&amp;&quot; //&quot;&amp;[.G26]" office:value-type="string" office:string-value="Calculez la valeur du CHI2 de la variable V27 {#21.51220 :0.001} //x=V27[which(V27!=0)];chisq.test(table(x), correct=FALSE)[1]">
            <text:p>Calculez la valeur du CHI2 de la variable V27 {#21.51220 :0.001} //x=V27[which(V27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28</text:p>
          </table:table-cell>
          <table:table-cell office:value-type="string">
            <text:p>Les catalogues livrent la marchandise au domicile'</text:p>
          </table:table-cell>
          <table:table-cell office:value-type="string">
            <text:p>95.78689 </text:p>
          </table:table-cell>
          <table:table-cell table:number-columns-repeated="2"/>
          <table:table-cell table:formula="of:=&quot;Calculez la valeur du CHI2 de la variable &quot;&amp;[.A27]&amp;&quot; {#&quot;&amp;[.C27]&amp;&quot;:0.001}&quot;" office:value-type="string" office:string-value="Calculez la valeur du CHI2 de la variable V28 {#95.78689 :0.001}">
            <text:p>Calculez la valeur du CHI2 de la variable V28 {#95.78689 :0.001}</text:p>
          </table:table-cell>
          <table:table-cell table:formula="of:=&quot;x=&quot;&amp;[.A27]&amp;&quot;[which(&quot;&amp;[.A27]&amp;&quot;!=0)];chisq.test(table(x), correct=FALSE)[1]&quot;" office:value-type="string" office:string-value="x=V28[which(V28!=0)];chisq.test(table(x), correct=FALSE)[1]">
            <text:p>x=V28[which(V28!=0)];chisq.test(table(x), correct=FALSE)[1]</text:p>
          </table:table-cell>
          <table:table-cell table:formula="of:=[.F27]&amp;&quot; //&quot;&amp;[.G27]" office:value-type="string" office:string-value="Calculez la valeur du CHI2 de la variable V28 {#95.78689 :0.001} //x=V28[which(V28!=0)];chisq.test(table(x), correct=FALSE)[1]">
            <text:p>Calculez la valeur du CHI2 de la variable V28 {#95.78689 :0.001} //x=V28[which(V28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29</text:p>
          </table:table-cell>
          <table:table-cell office:value-type="string">
            <text:p>"Prix bas (catal.) parce qu'on ne doit pas payer des vendeurs"</text:p>
          </table:table-cell>
          <table:table-cell office:value-type="string">
            <text:p>29.31707 </text:p>
          </table:table-cell>
          <table:table-cell table:number-columns-repeated="2"/>
          <table:table-cell table:formula="of:=&quot;Calculez la valeur du CHI2 de la variable &quot;&amp;[.A28]&amp;&quot; {#&quot;&amp;[.C28]&amp;&quot;:0.001}&quot;" office:value-type="string" office:string-value="Calculez la valeur du CHI2 de la variable V29 {#29.31707 :0.001}">
            <text:p>Calculez la valeur du CHI2 de la variable V29 {#29.31707 :0.001}</text:p>
          </table:table-cell>
          <table:table-cell table:formula="of:=&quot;x=&quot;&amp;[.A28]&amp;&quot;[which(&quot;&amp;[.A28]&amp;&quot;!=0)];chisq.test(table(x), correct=FALSE)[1]&quot;" office:value-type="string" office:string-value="x=V29[which(V29!=0)];chisq.test(table(x), correct=FALSE)[1]">
            <text:p>x=V29[which(V29!=0)];chisq.test(table(x), correct=FALSE)[1]</text:p>
          </table:table-cell>
          <table:table-cell table:formula="of:=[.F28]&amp;&quot; //&quot;&amp;[.G28]" office:value-type="string" office:string-value="Calculez la valeur du CHI2 de la variable V29 {#29.31707 :0.001} //x=V29[which(V29!=0)];chisq.test(table(x), correct=FALSE)[1]">
            <text:p>Calculez la valeur du CHI2 de la variable V29 {#29.31707 :0.001} //x=V29[which(V29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30</text:p>
          </table:table-cell>
          <table:table-cell office:value-type="string">
            <text:p>Possibilité de placer un nombre illimité de commandes'</text:p>
          </table:table-cell>
          <table:table-cell office:value-type="string">
            <text:p>41.96639 </text:p>
          </table:table-cell>
          <table:table-cell table:number-columns-repeated="2"/>
          <table:table-cell table:formula="of:=&quot;Calculez la valeur du CHI2 de la variable &quot;&amp;[.A29]&amp;&quot; {#&quot;&amp;[.C29]&amp;&quot;:0.001}&quot;" office:value-type="string" office:string-value="Calculez la valeur du CHI2 de la variable V30 {#41.96639 :0.001}">
            <text:p>Calculez la valeur du CHI2 de la variable V30 {#41.96639 :0.001}</text:p>
          </table:table-cell>
          <table:table-cell table:formula="of:=&quot;x=&quot;&amp;[.A29]&amp;&quot;[which(&quot;&amp;[.A29]&amp;&quot;!=0)];chisq.test(table(x), correct=FALSE)[1]&quot;" office:value-type="string" office:string-value="x=V30[which(V30!=0)];chisq.test(table(x), correct=FALSE)[1]">
            <text:p>x=V30[which(V30!=0)];chisq.test(table(x), correct=FALSE)[1]</text:p>
          </table:table-cell>
          <table:table-cell table:formula="of:=[.F29]&amp;&quot; //&quot;&amp;[.G29]" office:value-type="string" office:string-value="Calculez la valeur du CHI2 de la variable V30 {#41.96639 :0.001} //x=V30[which(V30!=0)];chisq.test(table(x), correct=FALSE)[1]">
            <text:p>Calculez la valeur du CHI2 de la variable V30 {#41.96639 :0.001} //x=V30[which(V30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31</text:p>
          </table:table-cell>
          <table:table-cell office:value-type="string">
            <text:p>Disponibilité de discounts pour la quantité achetée'</text:p>
          </table:table-cell>
          <table:table-cell office:value-type="string">
            <text:p>62.10811 </text:p>
          </table:table-cell>
          <table:table-cell table:number-columns-repeated="2"/>
          <table:table-cell table:formula="of:=&quot;Calculez la valeur du CHI2 de la variable &quot;&amp;[.A30]&amp;&quot; {#&quot;&amp;[.C30]&amp;&quot;:0.001}&quot;" office:value-type="string" office:string-value="Calculez la valeur du CHI2 de la variable V31 {#62.10811 :0.001}">
            <text:p>Calculez la valeur du CHI2 de la variable V31 {#62.10811 :0.001}</text:p>
          </table:table-cell>
          <table:table-cell table:formula="of:=&quot;x=&quot;&amp;[.A30]&amp;&quot;[which(&quot;&amp;[.A30]&amp;&quot;!=0)];chisq.test(table(x), correct=FALSE)[1]&quot;" office:value-type="string" office:string-value="x=V31[which(V31!=0)];chisq.test(table(x), correct=FALSE)[1]">
            <text:p>x=V31[which(V31!=0)];chisq.test(table(x), correct=FALSE)[1]</text:p>
          </table:table-cell>
          <table:table-cell table:formula="of:=[.F30]&amp;&quot; //&quot;&amp;[.G30]" office:value-type="string" office:string-value="Calculez la valeur du CHI2 de la variable V31 {#62.10811 :0.001} //x=V31[which(V31!=0)];chisq.test(table(x), correct=FALSE)[1]">
            <text:p>Calculez la valeur du CHI2 de la variable V31 {#62.10811 :0.001} //x=V31[which(V31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32</text:p>
          </table:table-cell>
          <table:table-cell office:value-type="string">
            <text:p>Durée de la livraison'</text:p>
          </table:table-cell>
          <table:table-cell office:value-type="string">
            <text:p>42.76271 </text:p>
          </table:table-cell>
          <table:table-cell table:number-columns-repeated="2"/>
          <table:table-cell table:formula="of:=&quot;Calculez la valeur du CHI2 de la variable &quot;&amp;[.A31]&amp;&quot; {#&quot;&amp;[.C31]&amp;&quot;:0.001}&quot;" office:value-type="string" office:string-value="Calculez la valeur du CHI2 de la variable V32 {#42.76271 :0.001}">
            <text:p>Calculez la valeur du CHI2 de la variable V32 {#42.76271 :0.001}</text:p>
          </table:table-cell>
          <table:table-cell table:formula="of:=&quot;x=&quot;&amp;[.A31]&amp;&quot;[which(&quot;&amp;[.A31]&amp;&quot;!=0)];chisq.test(table(x), correct=FALSE)[1]&quot;" office:value-type="string" office:string-value="x=V32[which(V32!=0)];chisq.test(table(x), correct=FALSE)[1]">
            <text:p>x=V32[which(V32!=0)];chisq.test(table(x), correct=FALSE)[1]</text:p>
          </table:table-cell>
          <table:table-cell table:formula="of:=[.F31]&amp;&quot; //&quot;&amp;[.G31]" office:value-type="string" office:string-value="Calculez la valeur du CHI2 de la variable V32 {#42.76271 :0.001} //x=V32[which(V32!=0)];chisq.test(table(x), correct=FALSE)[1]">
            <text:p>Calculez la valeur du CHI2 de la variable V32 {#42.76271 :0.001} //x=V32[which(V32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33</text:p>
          </table:table-cell>
          <table:table-cell office:value-type="string">
            <text:p>Politique de la société visant le retour de la marchandise'</text:p>
          </table:table-cell>
          <table:table-cell office:value-type="string">
            <text:p>42.15596 </text:p>
          </table:table-cell>
          <table:table-cell table:number-columns-repeated="2"/>
          <table:table-cell table:formula="of:=&quot;Calculez la valeur du CHI2 de la variable &quot;&amp;[.A32]&amp;&quot; {#&quot;&amp;[.C32]&amp;&quot;:0.001}&quot;" office:value-type="string" office:string-value="Calculez la valeur du CHI2 de la variable V33 {#42.15596 :0.001}">
            <text:p>Calculez la valeur du CHI2 de la variable V33 {#42.15596 :0.001}</text:p>
          </table:table-cell>
          <table:table-cell table:formula="of:=&quot;x=&quot;&amp;[.A32]&amp;&quot;[which(&quot;&amp;[.A32]&amp;&quot;!=0)];chisq.test(table(x), correct=FALSE)[1]&quot;" office:value-type="string" office:string-value="x=V33[which(V33!=0)];chisq.test(table(x), correct=FALSE)[1]">
            <text:p>x=V33[which(V33!=0)];chisq.test(table(x), correct=FALSE)[1]</text:p>
          </table:table-cell>
          <table:table-cell table:formula="of:=[.F32]&amp;&quot; //&quot;&amp;[.G32]" office:value-type="string" office:string-value="Calculez la valeur du CHI2 de la variable V33 {#42.15596 :0.001} //x=V33[which(V33!=0)];chisq.test(table(x), correct=FALSE)[1]">
            <text:p>Calculez la valeur du CHI2 de la variable V33 {#42.15596 :0.001} //x=V33[which(V33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34</text:p>
          </table:table-cell>
          <table:table-cell office:value-type="string">
            <text:p>"Prévision d'une période d'essai"</text:p>
          </table:table-cell>
          <table:table-cell office:value-type="string">
            <text:p>56.41667 </text:p>
          </table:table-cell>
          <table:table-cell table:number-columns-repeated="2"/>
          <table:table-cell table:formula="of:=&quot;Calculez la valeur du CHI2 de la variable &quot;&amp;[.A33]&amp;&quot; {#&quot;&amp;[.C33]&amp;&quot;:0.001}&quot;" office:value-type="string" office:string-value="Calculez la valeur du CHI2 de la variable V34 {#56.41667 :0.001}">
            <text:p>Calculez la valeur du CHI2 de la variable V34 {#56.41667 :0.001}</text:p>
          </table:table-cell>
          <table:table-cell table:formula="of:=&quot;x=&quot;&amp;[.A33]&amp;&quot;[which(&quot;&amp;[.A33]&amp;&quot;!=0)];chisq.test(table(x), correct=FALSE)[1]&quot;" office:value-type="string" office:string-value="x=V34[which(V34!=0)];chisq.test(table(x), correct=FALSE)[1]">
            <text:p>x=V34[which(V34!=0)];chisq.test(table(x), correct=FALSE)[1]</text:p>
          </table:table-cell>
          <table:table-cell table:formula="of:=[.F33]&amp;&quot; //&quot;&amp;[.G33]" office:value-type="string" office:string-value="Calculez la valeur du CHI2 de la variable V34 {#56.41667 :0.001} //x=V34[which(V34!=0)];chisq.test(table(x), correct=FALSE)[1]">
            <text:p>Calculez la valeur du CHI2 de la variable V34 {#56.41667 :0.001} //x=V34[which(V34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35</text:p>
          </table:table-cell>
          <table:table-cell office:value-type="string">
            <text:p>Années de présence de la société sur le marche'</text:p>
          </table:table-cell>
          <table:table-cell office:value-type="string">
            <text:p>62.46429 </text:p>
          </table:table-cell>
          <table:table-cell table:number-columns-repeated="2"/>
          <table:table-cell table:formula="of:=&quot;Calculez la valeur du CHI2 de la variable &quot;&amp;[.A34]&amp;&quot; {#&quot;&amp;[.C34]&amp;&quot;:0.001}&quot;" office:value-type="string" office:string-value="Calculez la valeur du CHI2 de la variable V35 {#62.46429 :0.001}">
            <text:p>Calculez la valeur du CHI2 de la variable V35 {#62.46429 :0.001}</text:p>
          </table:table-cell>
          <table:table-cell table:formula="of:=&quot;x=&quot;&amp;[.A34]&amp;&quot;[which(&quot;&amp;[.A34]&amp;&quot;!=0)];chisq.test(table(x), correct=FALSE)[1]&quot;" office:value-type="string" office:string-value="x=V35[which(V35!=0)];chisq.test(table(x), correct=FALSE)[1]">
            <text:p>x=V35[which(V35!=0)];chisq.test(table(x), correct=FALSE)[1]</text:p>
          </table:table-cell>
          <table:table-cell table:formula="of:=[.F34]&amp;&quot; //&quot;&amp;[.G34]" office:value-type="string" office:string-value="Calculez la valeur du CHI2 de la variable V35 {#62.46429 :0.001} //x=V35[which(V35!=0)];chisq.test(table(x), correct=FALSE)[1]">
            <text:p>Calculez la valeur du CHI2 de la variable V35 {#62.46429 :0.001} //x=V35[which(V35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36</text:p>
          </table:table-cell>
          <table:table-cell office:value-type="string">
            <text:p>Réputation de la société'</text:p>
          </table:table-cell>
          <table:table-cell office:value-type="string">
            <text:p>21.54622 </text:p>
          </table:table-cell>
          <table:table-cell table:number-columns-repeated="2"/>
          <table:table-cell table:formula="of:=&quot;Calculez la valeur du CHI2 de la variable &quot;&amp;[.A35]&amp;&quot; {#&quot;&amp;[.C35]&amp;&quot;:0.001}&quot;" office:value-type="string" office:string-value="Calculez la valeur du CHI2 de la variable V36 {#21.54622 :0.001}">
            <text:p>Calculez la valeur du CHI2 de la variable V36 {#21.54622 :0.001}</text:p>
          </table:table-cell>
          <table:table-cell table:formula="of:=&quot;x=&quot;&amp;[.A35]&amp;&quot;[which(&quot;&amp;[.A35]&amp;&quot;!=0)];chisq.test(table(x), correct=FALSE)[1]&quot;" office:value-type="string" office:string-value="x=V36[which(V36!=0)];chisq.test(table(x), correct=FALSE)[1]">
            <text:p>x=V36[which(V36!=0)];chisq.test(table(x), correct=FALSE)[1]</text:p>
          </table:table-cell>
          <table:table-cell table:formula="of:=[.F35]&amp;&quot; //&quot;&amp;[.G35]" office:value-type="string" office:string-value="Calculez la valeur du CHI2 de la variable V36 {#21.54622 :0.001} //x=V36[which(V36!=0)];chisq.test(table(x), correct=FALSE)[1]">
            <text:p>Calculez la valeur du CHI2 de la variable V36 {#21.54622 :0.001} //x=V36[which(V36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37</text:p>
          </table:table-cell>
          <table:table-cell office:value-type="string">
            <text:p>Garanties'</text:p>
          </table:table-cell>
          <table:table-cell office:value-type="string">
            <text:p>64.63063 </text:p>
          </table:table-cell>
          <table:table-cell table:number-columns-repeated="2"/>
          <table:table-cell table:formula="of:=&quot;Calculez la valeur du CHI2 de la variable &quot;&amp;[.A36]&amp;&quot; {#&quot;&amp;[.C36]&amp;&quot;:0.001}&quot;" office:value-type="string" office:string-value="Calculez la valeur du CHI2 de la variable V37 {#64.63063 :0.001}">
            <text:p>Calculez la valeur du CHI2 de la variable V37 {#64.63063 :0.001}</text:p>
          </table:table-cell>
          <table:table-cell table:formula="of:=&quot;x=&quot;&amp;[.A36]&amp;&quot;[which(&quot;&amp;[.A36]&amp;&quot;!=0)];chisq.test(table(x), correct=FALSE)[1]&quot;" office:value-type="string" office:string-value="x=V37[which(V37!=0)];chisq.test(table(x), correct=FALSE)[1]">
            <text:p>x=V37[which(V37!=0)];chisq.test(table(x), correct=FALSE)[1]</text:p>
          </table:table-cell>
          <table:table-cell table:formula="of:=[.F36]&amp;&quot; //&quot;&amp;[.G36]" office:value-type="string" office:string-value="Calculez la valeur du CHI2 de la variable V37 {#64.63063 :0.001} //x=V37[which(V37!=0)];chisq.test(table(x), correct=FALSE)[1]">
            <text:p>Calculez la valeur du CHI2 de la variable V37 {#64.63063 :0.001} //x=V37[which(V37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38</text:p>
          </table:table-cell>
          <table:table-cell office:value-type="string">
            <text:p>Contacte de la société avec les grandes marques etc.'</text:p>
          </table:table-cell>
          <table:table-cell office:value-type="string">
            <text:p>79.73913 </text:p>
          </table:table-cell>
          <table:table-cell table:number-columns-repeated="2"/>
          <table:table-cell table:formula="of:=&quot;Calculez la valeur du CHI2 de la variable &quot;&amp;[.A37]&amp;&quot; {#&quot;&amp;[.C37]&amp;&quot;:0.001}&quot;" office:value-type="string" office:string-value="Calculez la valeur du CHI2 de la variable V38 {#79.73913 :0.001}">
            <text:p>Calculez la valeur du CHI2 de la variable V38 {#79.73913 :0.001}</text:p>
          </table:table-cell>
          <table:table-cell table:formula="of:=&quot;x=&quot;&amp;[.A37]&amp;&quot;[which(&quot;&amp;[.A37]&amp;&quot;!=0)];chisq.test(table(x), correct=FALSE)[1]&quot;" office:value-type="string" office:string-value="x=V38[which(V38!=0)];chisq.test(table(x), correct=FALSE)[1]">
            <text:p>x=V38[which(V38!=0)];chisq.test(table(x), correct=FALSE)[1]</text:p>
          </table:table-cell>
          <table:table-cell table:formula="of:=[.F37]&amp;&quot; //&quot;&amp;[.G37]" office:value-type="string" office:string-value="Calculez la valeur du CHI2 de la variable V38 {#79.73913 :0.001} //x=V38[which(V38!=0)];chisq.test(table(x), correct=FALSE)[1]">
            <text:p>Calculez la valeur du CHI2 de la variable V38 {#79.73913 :0.001} //x=V38[which(V38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39</text:p>
          </table:table-cell>
          <table:table-cell office:value-type="string">
            <text:p>"Préférence d'acheter"</text:p>
          </table:table-cell>
          <table:table-cell office:value-type="string">
            <text:p>10.75806 </text:p>
          </table:table-cell>
          <table:table-cell table:number-columns-repeated="2"/>
          <table:table-cell table:formula="of:=&quot;Calculez la valeur du CHI2 de la variable &quot;&amp;[.A38]&amp;&quot; {#&quot;&amp;[.C38]&amp;&quot;:0.001}&quot;" office:value-type="string" office:string-value="Calculez la valeur du CHI2 de la variable V39 {#10.75806 :0.001}">
            <text:p>Calculez la valeur du CHI2 de la variable V39 {#10.75806 :0.001}</text:p>
          </table:table-cell>
          <table:table-cell table:formula="of:=&quot;x=&quot;&amp;[.A38]&amp;&quot;[which(&quot;&amp;[.A38]&amp;&quot;!=0)];chisq.test(table(x), correct=FALSE)[1]&quot;" office:value-type="string" office:string-value="x=V39[which(V39!=0)];chisq.test(table(x), correct=FALSE)[1]">
            <text:p>x=V39[which(V39!=0)];chisq.test(table(x), correct=FALSE)[1]</text:p>
          </table:table-cell>
          <table:table-cell table:formula="of:=[.F38]&amp;&quot; //&quot;&amp;[.G38]" office:value-type="string" office:string-value="Calculez la valeur du CHI2 de la variable V39 {#10.75806 :0.001} //x=V39[which(V39!=0)];chisq.test(table(x), correct=FALSE)[1]">
            <text:p>Calculez la valeur du CHI2 de la variable V39 {#10.75806 :0.001} //x=V39[which(V39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40</text:p>
          </table:table-cell>
          <table:table-cell office:value-type="string">
            <text:p>"Revenu avant impôt de la famille l'année dernière"</text:p>
          </table:table-cell>
          <table:table-cell office:value-type="string">
            <text:p>11.56452 </text:p>
          </table:table-cell>
          <table:table-cell table:number-columns-repeated="2"/>
          <table:table-cell table:formula="of:=&quot;Calculez la valeur du CHI2 de la variable &quot;&amp;[.A39]&amp;&quot; {#&quot;&amp;[.C39]&amp;&quot;:0.001}&quot;" office:value-type="string" office:string-value="Calculez la valeur du CHI2 de la variable V40 {#11.56452 :0.001}">
            <text:p>Calculez la valeur du CHI2 de la variable V40 {#11.56452 :0.001}</text:p>
          </table:table-cell>
          <table:table-cell table:formula="of:=&quot;x=&quot;&amp;[.A39]&amp;&quot;[which(&quot;&amp;[.A39]&amp;&quot;!=0)];chisq.test(table(x), correct=FALSE)[1]&quot;" office:value-type="string" office:string-value="x=V40[which(V40!=0)];chisq.test(table(x), correct=FALSE)[1]">
            <text:p>x=V40[which(V40!=0)];chisq.test(table(x), correct=FALSE)[1]</text:p>
          </table:table-cell>
          <table:table-cell table:formula="of:=[.F39]&amp;&quot; //&quot;&amp;[.G39]" office:value-type="string" office:string-value="Calculez la valeur du CHI2 de la variable V40 {#11.56452 :0.001} //x=V40[which(V40!=0)];chisq.test(table(x), correct=FALSE)[1]">
            <text:p>Calculez la valeur du CHI2 de la variable V40 {#11.56452 :0.001} //x=V40[which(V40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41</text:p>
          </table:table-cell>
          <table:table-cell office:value-type="string">
            <text:p>Occupation courante'</text:p>
          </table:table-cell>
          <table:table-cell office:value-type="string">
            <text:p>1.580645 </text:p>
          </table:table-cell>
          <table:table-cell table:number-columns-repeated="2"/>
          <table:table-cell table:formula="of:=&quot;Calculez la valeur du CHI2 de la variable &quot;&amp;[.A40]&amp;&quot; {#&quot;&amp;[.C40]&amp;&quot;:0.001}&quot;" office:value-type="string" office:string-value="Calculez la valeur du CHI2 de la variable V41 {#1.580645 :0.001}">
            <text:p>Calculez la valeur du CHI2 de la variable V41 {#1.580645 :0.001}</text:p>
          </table:table-cell>
          <table:table-cell table:formula="of:=&quot;chisq.test(table(&quot;&amp;[.A40]&amp;&quot;), correct=FALSE)[1]&quot;" office:value-type="string" office:string-value="chisq.test(table(V41), correct=FALSE)[1]">
            <text:p>chisq.test(table(V41), correct=FALSE)[1]</text:p>
          </table:table-cell>
          <table:table-cell table:formula="of:=[.F40]&amp;&quot; //&quot;&amp;[.G40]" office:value-type="string" office:string-value="Calculez la valeur du CHI2 de la variable V41 {#1.580645 :0.001} //chisq.test(table(V41), correct=FALSE)[1]">
            <text:p>Calculez la valeur du CHI2 de la variable V41 {#1.580645 :0.001} //chisq.test(table(V41), correct=FALSE)[1]</text:p>
          </table:table-cell>
          <table:table-cell table:number-columns-repeated="41"/>
        </table:table-row>
        <table:table-row table:style-name="ro3">
          <table:table-cell office:value-type="string">
            <text:p>V42</text:p>
          </table:table-cell>
          <table:table-cell office:value-type="string">
            <text:p>Années de travail'</text:p>
          </table:table-cell>
          <table:table-cell office:value-type="string">
            <text:p>153.4032 </text:p>
          </table:table-cell>
          <table:table-cell table:number-columns-repeated="2"/>
          <table:table-cell table:formula="of:=&quot;Calculez la valeur du CHI2 de la variable &quot;&amp;[.A41]&amp;&quot; {#&quot;&amp;[.C41]&amp;&quot;:0.001}&quot;" office:value-type="string" office:string-value="Calculez la valeur du CHI2 de la variable V42 {#153.4032 :0.001}">
            <text:p>Calculez la valeur du CHI2 de la variable V42 {#153.4032 :0.001}</text:p>
          </table:table-cell>
          <table:table-cell table:formula="of:=&quot;x=&quot;&amp;[.A41]&amp;&quot;[which(&quot;&amp;[.A41]&amp;&quot;!=0)];chisq.test(table(x), correct=FALSE)[1]&quot;" office:value-type="string" office:string-value="x=V42[which(V42!=0)];chisq.test(table(x), correct=FALSE)[1]">
            <text:p>x=V42[which(V42!=0)];chisq.test(table(x), correct=FALSE)[1]</text:p>
          </table:table-cell>
          <table:table-cell table:formula="of:=[.F41]&amp;&quot; //&quot;&amp;[.G41]" office:value-type="string" office:string-value="Calculez la valeur du CHI2 de la variable V42 {#153.4032 :0.001} //x=V42[which(V42!=0)];chisq.test(table(x), correct=FALSE)[1]">
            <text:p>Calculez la valeur du CHI2 de la variable V42 {#153.4032 :0.001} //x=V42[which(V42!=0)];chisq.test(table(x), correct=FALSE)[1]</text:p>
          </table:table-cell>
          <table:table-cell table:number-columns-repeated="41"/>
        </table:table-row>
        <table:table-row table:style-name="ro4">
          <table:table-cell office:value-type="string">
            <text:p>V43</text:p>
          </table:table-cell>
          <table:table-cell office:value-type="string">
            <text:p>Etat civil'</text:p>
          </table:table-cell>
          <table:table-cell office:value-type="string">
            <text:p>21.72581 </text:p>
          </table:table-cell>
          <table:table-cell table:number-columns-repeated="2"/>
          <table:table-cell table:formula="of:=&quot;Calculez la valeur du CHI2 de la variable &quot;&amp;[.A42]&amp;&quot; {#&quot;&amp;[.C42]&amp;&quot;:0.001}&quot;" office:value-type="string" office:string-value="Calculez la valeur du CHI2 de la variable V43 {#21.72581 :0.001}">
            <text:p>Calculez la valeur du CHI2 de la variable V43 {#21.72581 :0.001}</text:p>
          </table:table-cell>
          <table:table-cell table:formula="of:=&quot;x=&quot;&amp;[.A42]&amp;&quot;[which(&quot;&amp;[.A42]&amp;&quot;!=0)];chisq.test(table(x), correct=FALSE)[1]&quot;" office:value-type="string" office:string-value="x=V43[which(V43!=0)];chisq.test(table(x), correct=FALSE)[1]">
            <text:p>x=V43[which(V43!=0)];chisq.test(table(x), correct=FALSE)[1]</text:p>
          </table:table-cell>
          <table:table-cell table:formula="of:=[.F42]&amp;&quot; //&quot;&amp;[.G42]" office:value-type="string" office:string-value="Calculez la valeur du CHI2 de la variable V43 {#21.72581 :0.001} //x=V43[which(V43!=0)];chisq.test(table(x), correct=FALSE)[1]">
            <text:p>Calculez la valeur du CHI2 de la variable V43 {#21.72581 :0.001} //x=V43[which(V43!=0)];chisq.test(table(x), correct=FALSE)[1]</text:p>
          </table:table-cell>
          <table:table-cell table:number-columns-repeated="41"/>
        </table:table-row>
        <table:table-row table:style-name="ro3">
          <table:table-cell office:value-type="string">
            <text:p>V44</text:p>
          </table:table-cell>
          <table:table-cell office:value-type="string">
            <text:p>Sexe'</text:p>
          </table:table-cell>
          <table:table-cell office:value-type="string">
            <text:p>0.2903226</text:p>
          </table:table-cell>
          <table:table-cell table:number-columns-repeated="2"/>
          <table:table-cell table:formula="of:=&quot;Calculez la valeur du CHI2 de la variable &quot;&amp;[.A43]&amp;&quot; {#&quot;&amp;[.C43]&amp;&quot;:0.001}&quot;" office:value-type="string" office:string-value="Calculez la valeur du CHI2 de la variable V44 {#0.2903226:0.001}">
            <text:p>Calculez la valeur du CHI2 de la variable V44 {#0.2903226:0.001}</text:p>
          </table:table-cell>
          <table:table-cell table:formula="of:=&quot;x=&quot;&amp;[.A43]&amp;&quot;[which(&quot;&amp;[.A43]&amp;&quot;!=0)];chisq.test(table(x), correct=FALSE)[1]&quot;" office:value-type="string" office:string-value="x=V44[which(V44!=0)];chisq.test(table(x), correct=FALSE)[1]">
            <text:p>x=V44[which(V44!=0)];chisq.test(table(x), correct=FALSE)[1]</text:p>
          </table:table-cell>
          <table:table-cell table:formula="of:=[.F43]&amp;&quot; //&quot;&amp;[.G43]" office:value-type="string" office:string-value="Calculez la valeur du CHI2 de la variable V44 {#0.2903226:0.001} //x=V44[which(V44!=0)];chisq.test(table(x), correct=FALSE)[1]">
            <text:p>Calculez la valeur du CHI2 de la variable V44 {#0.2903226:0.001} //x=V44[which(V44!=0)];chisq.test(table(x), correct=FALSE)[1]</text:p>
          </table:table-cell>
          <table:table-cell table:number-columns-repeated="41"/>
        </table:table-row>
        <table:table-row table:style-name="ro3" table:number-rows-repeated="16">
          <table:table-cell table:style-name="ce9"/>
          <table:table-cell table:style-name="Default" table:number-columns-repeated="2"/>
          <table:table-cell table:number-columns-repeated="4"/>
          <table:table-cell table:style-name="Default"/>
          <table:table-cell table:number-columns-repeated="41"/>
        </table:table-row>
        <table:table-row table:style-name="ro3">
          <table:table-cell table:style-name="ce9"/>
          <table:table-cell table:style-name="Default" table:number-columns-repeated="2"/>
          <table:table-cell table:number-columns-repeated="4"/>
          <table:table-cell table:style-name="Default"/>
          <table:table-cell table:number-columns-repeated="4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orndale AMT1" svg:font-family="'Thorndale AMT', 'Times New Roman'"/>
    <style:font-face style:name="Cumberland AMT" svg:font-family="'Cumberland AMT', 'Courier New'" style:font-family-generic="modern" style:font-pitch="fixed"/>
    <style:font-face style:name="Cumberland AMT1" svg:font-family="'Cumberland AMT', Cumberland, 'Courier New', 'Nimbus Mono L', 'DejaVu Sans Mono', Courier, 'Lucida Sans Typewriter', 'Lucida Typewriter', Monaco, Monospaced" style:font-family-generic="modern" style:font-pitch="fixed"/>
    <style:font-face style:name="Albany AMT2" svg:font-family="'Albany AMT', Arial" style:font-pitch="variable"/>
    <style:font-face style:name="Thorndale AMT" svg:font-family="'Thorndale AMT', 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lbany AMT1" svg:font-family="'Albany AMT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fr" fo:country="FR" style:font-name-asian="Albany AMT1" style:language-asian="fr" style:country-asian="FR" style:font-name-complex="Albany AMT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25/06/2013</text:date>, <text:time>00:2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meta:creation-date>2007-03-28T16:00:24</meta:creation-date>
    <dc:date>2013-06-25T00:29:01</dc:date>
    <dc:language>fr-FR</dc:language>
    <meta:editing-cycles>4</meta:editing-cycles>
    <meta:editing-duration>PT18H22M22S</meta:editing-duration>
    <meta:document-statistic meta:table-count="3" meta:cell-count="417" meta:object-count="0"/>
    <meta:user-defined meta:name="Info 1"/>
    <meta:user-defined meta:name="Info 2"/>
    <meta:user-defined meta:name="Info 3"/>
    <meta:user-defined meta:name="Info 4"/>
  </office:meta>
</office:document-meta>
</file>